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style:text-autospace="none"/>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3" style:family="paragraph" style:parent-style-name="Standard">
      <style:paragraph-properties style:text-autospace="non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System of N particles</text:p>
      <text:p text:style-name="Standard"/>
      <text:p text:style-name="Standard">Total mass:</text:p>
      <text:p text:style-name="Standard"><draw:frame draw:style-name="fr1" draw:name="Object6" text:anchor-type="as-char" svg:y="-0.1701in" svg:width="0.7575in" svg:height="0.339in" draw:z-index="3"><draw:object xlink:href="./Object 6" xlink:type="simple" xlink:show="embed" xlink:actuate="onLoad"/><draw:image xlink:href="./ObjectReplacements/Object 6" xlink:type="simple" xlink:show="embed" xlink:actuate="onLoad"/><svg:desc>formula</svg:desc></draw:frame></text:p>
      <text:p text:style-name="Standard"/>
      <text:p text:style-name="Standard">Total linear momentum:</text:p>
      <text:p text:style-name="Standard"><draw:frame draw:style-name="fr1" draw:name="Object2" text:anchor-type="as-char" svg:y="-0.1701in" svg:width="0.8319in" svg:height="0.339in" draw:z-index="5"><draw:object xlink:href="./Object 2" xlink:type="simple" xlink:show="embed" xlink:actuate="onLoad"/><draw:image xlink:href="./ObjectReplacements/Object 2" xlink:type="simple" xlink:show="embed" xlink:actuate="onLoad"/><svg:desc>formula</svg:desc></draw:frame></text:p>
      <text:p text:style-name="Standard"/>
      <text:p text:style-name="Standard">Total angular momentum:</text:p>
      <text:p text:style-name="Standard"><draw:frame draw:style-name="fr1" draw:name="Object1" text:anchor-type="as-char" svg:y="-0.1744in" svg:width="1.0638in" svg:height="0.3425in"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Change of coordinates:</text:p>
      <text:p text:style-name="Standard"/>
      <text:p text:style-name="Standard"><draw:frame draw:style-name="fr1" draw:name="Object3" text:anchor-type="as-char" svg:y="-0.172in" svg:width="0.6874in" svg:height="0.2335in" draw:z-index="1"><draw:object xlink:href="./Object 3" xlink:type="simple" xlink:show="embed" xlink:actuate="onLoad"/><draw:image xlink:href="./ObjectReplacements/Object 3" xlink:type="simple" xlink:show="embed" xlink:actuate="onLoad"/><svg:desc>formula</svg:desc></draw:frame></text:p>
      <text:p text:style-name="Standard"><draw:frame draw:style-name="fr1" draw:name="Object5" text:anchor-type="as-char" svg:y="-0.172in" svg:width="0.7228in" svg:height="0.2335in" draw:z-index="8"><draw:object xlink:href="./Object 5" xlink:type="simple" xlink:show="embed" xlink:actuate="onLoad"/><draw:image xlink:href="./ObjectReplacements/Object 5" xlink:type="simple" xlink:show="embed" xlink:actuate="onLoad"/><svg:desc>formula</svg:desc></draw:frame></text:p>
      <text:p text:style-name="Standard"><draw:frame draw:style-name="fr1" draw:name="Object9" text:anchor-type="as-char" svg:y="-0.172in" svg:width="3.148in" svg:height="0.3402in" draw:z-index="11"><draw:object xlink:href="./Object 9" xlink:type="simple" xlink:show="embed" xlink:actuate="onLoad"/><draw:image xlink:href="./ObjectReplacements/Object 9" xlink:type="simple" xlink:show="embed" xlink:actuate="onLoad"/><svg:desc>formula</svg:desc></draw:frame></text:p>
      <text:p text:style-name="Standard"/>
      <text:p text:style-name="Standard"><draw:frame draw:style-name="fr1" draw:name="Object10" text:anchor-type="as-char" svg:y="-0.4937in" svg:width="6.2563in" svg:height="1.0398in" draw:z-index="13"><draw:object xlink:href="./Object 10" xlink:type="simple" xlink:show="embed" xlink:actuate="onLoad"/><draw:image xlink:href="./ObjectReplacements/Object 10" xlink:type="simple" xlink:show="embed" xlink:actuate="onLoad"/><svg:desc>formula</svg:desc></draw:frame></text:p>
      <text:p text:style-name="Standard"/>
      <text:p text:style-name="Standard"/>
      <text:p text:style-name="Standard">Center of mass:</text:p>
      <text:p text:style-name="Standard"/>
      <text:p text:style-name="Standard"><draw:frame draw:style-name="fr1" draw:name="Object4" text:anchor-type="as-char" svg:y="-0.4008in" svg:width="2.8846in" svg:height="0.5492in" draw:z-index="2"><draw:object xlink:href="./Object 4" xlink:type="simple" xlink:show="embed" xlink:actuate="onLoad"/><draw:image xlink:href="./ObjectReplacements/Object 4" xlink:type="simple" xlink:show="embed" xlink:actuate="onLoad"/><svg:desc>formula</svg:desc></draw:frame></text:p>
      <text:p text:style-name="Standard">If <draw:frame draw:style-name="fr1" draw:name="Object8" text:anchor-type="as-char" svg:y="-0.1681in" svg:width="0.5016in" svg:height="0.2283in" draw:z-index="9"><draw:object xlink:href="./Object 8" xlink:type="simple" xlink:show="embed" xlink:actuate="onLoad"/><draw:image xlink:href="./ObjectReplacements/Object 8" xlink:type="simple" xlink:show="embed" xlink:actuate="onLoad"/><svg:desc>formula</svg:desc></draw:frame>then:</text:p>
      <text:p text:style-name="Standard"/>
      <text:p text:style-name="Standard"><draw:frame draw:style-name="fr1" draw:name="Object7" text:anchor-type="as-char" svg:y="-0.4008in" svg:width="1.798in" svg:height="0.5689in" draw:z-index="4"><draw:object xlink:href="./Object 7" xlink:type="simple" xlink:show="embed" xlink:actuate="onLoad"/><draw:image xlink:href="./ObjectReplacements/Object 7" xlink:type="simple" xlink:show="embed" xlink:actuate="onLoad"/><svg:desc>formula</svg:desc></draw:frame></text:p>
      <text:p text:style-name="Standard"/>
      <text:p text:style-name="Standard"/>
      <text:p text:style-name="Standard">Angular/linear velocity:</text:p>
      <text:p text:style-name="Standard"><draw:frame draw:style-name="fr1" draw:name="Object11" text:anchor-type="as-char" svg:y="-0.1484in" svg:width="3.3701in" svg:height="0.2134in" draw:z-index="10"><draw:object xlink:href="./Object 11" xlink:type="simple" xlink:show="embed" xlink:actuate="onLoad"/><draw:image xlink:href="./ObjectReplacements/Object 11" xlink:type="simple" xlink:show="embed" xlink:actuate="onLoad"/></draw:frame></text:p>
      <text:p text:style-name="Standard">angular velocity is perpendicular to the position (only changes direction of r)</text:p>
      <text:p text:style-name="Standard"/>
      <text:p text:style-name="Standard">With this definition, angular momentum becomes simply:</text:p>
      <text:p text:style-name="Standard"/>
      <text:p text:style-name="Standard"><text:soft-page-break/><draw:frame draw:style-name="fr1" draw:name="Object14" text:anchor-type="as-char" svg:y="-0.1681in" svg:width="4.4626in" svg:height="0.2283in" draw:z-index="6"><draw:object xlink:href="./Object 14" xlink:type="simple" xlink:show="embed" xlink:actuate="onLoad"/><draw:image xlink:href="./ObjectReplacements/Object 14" xlink:type="simple" xlink:show="embed" xlink:actuate="onLoad"/></draw:frame></text:p>
      <text:p text:style-name="Standard">Cross product matrix definition:</text:p>
      <text:p text:style-name="P2"/>
      <text:p text:style-name="Standard"><draw:frame draw:style-name="fr1" draw:name="Object15" text:anchor-type="as-char" svg:y="-0.4063in" svg:width="2.1008in" svg:height="0.7398in" draw:z-index="7"><draw:object xlink:href="./Object 15" xlink:type="simple" xlink:show="embed" xlink:actuate="onLoad"/><draw:image xlink:href="./ObjectReplacements/Object 15" xlink:type="simple" xlink:show="embed" xlink:actuate="onLoad"/></draw:frame></text:p>
      <text:p text:style-name="Standard"/>
      <text:p text:style-name="Standard">Rotation matrix definition:</text:p>
      <text:p text:style-name="Standard"/>
      <text:p text:style-name="Standard"><draw:frame draw:style-name="fr1" draw:name="Object16" text:anchor-type="as-char" svg:y="-0.5626in" svg:width="1.0244in" svg:height="1.0661in" draw:z-index="12"><draw:object xlink:href="./Object 16" xlink:type="simple" xlink:show="embed" xlink:actuate="onLoad"/><draw:image xlink:href="./ObjectReplacements/Object 16" xlink:type="simple" xlink:show="embed" xlink:actuate="onLoad"/></draw:frame></text:p>
      <text:p text:style-name="Standard">Robot:</text:p>
      <text:p text:style-name="Standard"/>
      <text:p text:style-name="Standard">A series of links/joints which condition motion</text:p>
      <text:p text:style-name="Standard"/>
      <text:p text:style-name="Standard">For each link there is a different basis. The basis for link N is aligned with the position of link N – 1.</text:p>
      <text:p text:style-name="Standard"/>
      <text:p text:style-name="P1">So going from Link N – 1 to Link N we do a change of basis using a homogeneous transformation described by a 4x4 matrix, containing a pure rotation + pure translation:</text:p>
      <text:p text:style-name="Standard"><draw:frame draw:style-name="fr1" draw:name="Object12" text:anchor-type="as-char" svg:y="-0.5256in" svg:width="1.6244in" svg:height="0.9543in" draw:z-index="14"><draw:object xlink:href="./Object 12" xlink:type="simple" xlink:show="embed" xlink:actuate="onLoad"/><draw:image xlink:href="./ObjectReplacements/Object 12" xlink:type="simple" xlink:show="embed" xlink:actuate="onLoad"/></draw:frame></text:p>
      <text:p text:style-name="Standard"/>
      <text:p text:style-name="Standard"><draw:frame draw:style-name="fr1" draw:name="Object18" text:anchor-type="as-char" svg:y="-0.172in" svg:width="0.2126in" svg:height="0.2335in" draw:z-index="15"><draw:object xlink:href="./Object 18" xlink:type="simple" xlink:show="embed" xlink:actuate="onLoad"/><draw:image xlink:href="./ObjectReplacements/Object 18" xlink:type="simple" xlink:show="embed" xlink:actuate="onLoad"/><svg:desc>formula</svg:desc></draw:frame>in local coordinates of frame i</text:p>
      <text:p text:style-name="Standard"><draw:frame draw:style-name="fr1" draw:name="Object19" text:anchor-type="as-char" svg:y="-0.172in" svg:width="0.7811in" svg:height="0.2335in" draw:z-index="16"><draw:object xlink:href="./Object 19" xlink:type="simple" xlink:show="embed" xlink:actuate="onLoad"/><draw:image xlink:href="./ObjectReplacements/Object 19" xlink:type="simple" xlink:show="embed" xlink:actuate="onLoad"/><svg:desc>formula</svg:desc></draw:frame>in global coordinates (frame 0)</text:p>
      <text:p text:style-name="Standard"/>
      <text:p text:style-name="Standard"/>
      <text:p text:style-name="Standard"><draw:frame draw:style-name="fr1" draw:name="Object17" text:anchor-type="as-char" svg:y="-0.2827in" svg:width="1.0484in" svg:height="0.4484in" draw:z-index="17"><draw:object xlink:href="./Object 17" xlink:type="simple" xlink:show="embed" xlink:actuate="onLoad"/><draw:image xlink:href="./ObjectReplacements/Object 17" xlink:type="simple" xlink:show="embed" xlink:actuate="onLoad"/></draw:frame></text:p>
      <text:p text:style-name="Standard"/>
      <text:p text:style-name="Standard">The velocity in each basis and for a given point is represented also as a 4x4 matrix containing the angular velocity + linear velocity:</text:p>
      <text:p text:style-name="Standard"><draw:frame draw:style-name="fr1" draw:name="Object13" text:anchor-type="as-char" svg:y="-0.5283in" svg:width="3.5134in" svg:height="0.9591in" draw:z-index="18"><draw:object xlink:href="./Object 13" xlink:type="simple" xlink:show="embed" xlink:actuate="onLoad"/><draw:image xlink:href="./ObjectReplacements/Object 13" xlink:type="simple" xlink:show="embed" xlink:actuate="onLoad"/></draw:frame></text:p>
      <text:p text:style-name="Standard"/>
      <text:p text:style-name="Standard"><draw:frame draw:style-name="fr2" draw:name="Object34" text:anchor-type="as-char" svg:y="-0.152in" svg:width="2.1638in" svg:height="0.2126in" draw:z-index="33"><draw:object xlink:href="./Object 34" xlink:type="simple" xlink:show="embed" xlink:actuate="onLoad"/><draw:image xlink:href="./ObjectReplacements/Object 34" xlink:type="simple" xlink:show="embed" xlink:actuate="onLoad"/></draw:frame></text:p>
      <text:p text:style-name="Standard"/>
      <text:p text:style-name="Standard"><text:soft-page-break/>Velocity transforms as a regular vector:</text:p>
      <text:p text:style-name="Standard">v_n' in local coordinates</text:p>
      <text:p text:style-name="Standard">v_n in global coordinates = T_n-1 v'</text:p>
      <text:p text:style-name="Standard"/>
      <text:p text:style-name="P1">But this is not the total velocity, just the velocity relative to this frame in global coordinates. For the total velocity we need to sum with the velocity of the reference frame, expressed also in the same global coordinates...</text:p>
      <text:p text:style-name="Standard"/>
      <text:p text:style-name="Standard"/>
      <text:p text:style-name="Standard"/>
      <text:p text:style-name="Standard"><draw:frame draw:style-name="fr1" draw:name="Object20" text:anchor-type="as-char" svg:y="-0.1484in" svg:width="3.948in" svg:height="0.2098in" draw:z-index="19"><draw:object xlink:href="./Object 20" xlink:type="simple" xlink:show="embed" xlink:actuate="onLoad"/><draw:image xlink:href="./ObjectReplacements/Object 20" xlink:type="simple" xlink:show="embed" xlink:actuate="onLoad"/><svg:desc>formula</svg:desc></draw:frame></text:p>
      <text:p text:style-name="Standard">Angular momentum:</text:p>
      <text:p text:style-name="Standard"/>
      <text:p text:style-name="Standard"><draw:frame draw:style-name="fr1" draw:name="Object21" text:anchor-type="as-char" svg:y="-0.1752in" svg:width="3.7957in" svg:height="0.2354in" draw:z-index="20"><draw:object xlink:href="./Object 21" xlink:type="simple" xlink:show="embed" xlink:actuate="onLoad"/><draw:image xlink:href="./ObjectReplacements/Object 21" xlink:type="simple" xlink:show="embed" xlink:actuate="onLoad"/><svg:desc>formula</svg:desc></draw:frame></text:p>
      <text:p text:style-name="Standard"/>
      <text:p text:style-name="Standard"/>
      <text:p text:style-name="Standard"/>
      <text:h text:style-name="Heading_20_1" text:outline-level="1">Basis</text:h>
      <text:p text:style-name="P3"><text:s/></text:p>
      <text:p text:style-name="Text_20_body"><draw:frame draw:style-name="fr1" draw:name="Object32" text:anchor-type="as-char" svg:y="-0.172in" svg:width="1.4138in" svg:height="0.2075in" draw:z-index="21"><draw:object xlink:href="./Object 32" xlink:type="simple" xlink:show="embed" xlink:actuate="onLoad"/><draw:image xlink:href="./ObjectReplacements/Object 32" xlink:type="simple" xlink:show="embed" xlink:actuate="onLoad"/></draw:frame></text:p>
      <text:p text:style-name="Text_20_body"><draw:frame draw:style-name="fr1" draw:name="Object33" text:anchor-type="as-char" svg:y="-0.172in" svg:width="1.1902in" svg:height="0.2201in" draw:z-index="22"><draw:object xlink:href="./Object 33" xlink:type="simple" xlink:show="embed" xlink:actuate="onLoad"/><draw:image xlink:href="./ObjectReplacements/Object 33" xlink:type="simple" xlink:show="embed" xlink:actuate="onLoad"/><svg:desc>formula</svg:desc></draw:frame></text:p>
      <text:p text:style-name="Text_20_body">Three different basis A, B, C, three different basis transformations:</text:p>
      <text:p text:style-name="Text_20_body"><draw:frame draw:style-name="fr1" draw:name="Object22" text:anchor-type="as-char" svg:y="-0.339in" svg:width="0.9945in" svg:height="0.6429in" draw:z-index="24"><draw:object xlink:href="./Object 22" xlink:type="simple" xlink:show="embed" xlink:actuate="onLoad"/><draw:image xlink:href="./ObjectReplacements/Object 22" xlink:type="simple" xlink:show="embed" xlink:actuate="onLoad"/></draw:frame></text:p>
      <text:p text:style-name="Text_20_body">each column of A, B, C contains the coordinates of the basis unit vectors (in the original basis coordinates). </text:p>
      <text:h text:style-name="Heading_20_2" text:outline-level="2">Vector change of basis</text:h>
      <text:p text:style-name="Text_20_body"><draw:frame draw:style-name="fr1" draw:name="Object25" text:anchor-type="as-char" svg:y="-0.1484in" svg:width="0.7165in" svg:height="0.2098in" draw:z-index="28"><draw:object xlink:href="./Object 25" xlink:type="simple" xlink:show="embed" xlink:actuate="onLoad"/><draw:image xlink:href="./ObjectReplacements/Object 25" xlink:type="simple" xlink:show="embed" xlink:actuate="onLoad"/></draw:frame></text:p>
      <text:p text:style-name="Text_20_body">A and B and expressed in the default basis coordinates. v_a and v_b are the same vector expressed in the respective basis.</text:p>
      <text:p text:style-name="Text_20_body"><draw:frame draw:style-name="fr1" draw:name="Object31" text:anchor-type="as-char" svg:y="-0.2543in" svg:width="0.8709in" svg:height="0.4744in" draw:z-index="31"><draw:object xlink:href="./Object 31" xlink:type="simple" xlink:show="embed" xlink:actuate="onLoad"/><draw:image xlink:href="./ObjectReplacements/Object 31" xlink:type="simple" xlink:show="embed" xlink:actuate="onLoad"/><svg:desc>formula</svg:desc></draw:frame></text:p>
      <text:p text:style-name="Text_20_body"/>
      <text:p text:style-name="Text_20_body"/>
      <text:p text:style-name="Standard"><text:soft-page-break/><draw:frame draw:style-name="fr1" draw:name="Object23" text:anchor-type="as-char" svg:y="-1.0083in" svg:width="1.0209in" svg:height="1.9866in" draw:z-index="32"><draw:object xlink:href="./Object 23" xlink:type="simple" xlink:show="embed" xlink:actuate="onLoad"/><draw:image xlink:href="./ObjectReplacements/Object 23" xlink:type="simple" xlink:show="embed" xlink:actuate="onLoad"/><svg:desc>formula</svg:desc></draw:frame></text:p>
      <text:p text:style-name="Standard"/>
      <text:p text:style-name="Standard">Given a vector v in A basis coordinates, it's coordinates in the original basis are: </text:p>
      <text:p text:style-name="Standard"><draw:frame draw:style-name="fr1" draw:name="Object26" text:anchor-type="as-char" svg:y="-0.378in" svg:width="1.6752in" svg:height="0.6571in" draw:z-index="25"><draw:object xlink:href="./Object 26" xlink:type="simple" xlink:show="embed" xlink:actuate="onLoad"/><draw:image xlink:href="./ObjectReplacements/Object 26" xlink:type="simple" xlink:show="embed" xlink:actuate="onLoad"/></draw:frame></text:p>
      <text:p text:style-name="Standard"/>
      <text:p text:style-name="Standard"><draw:frame draw:style-name="fr1" draw:name="Object27" text:anchor-type="as-char" svg:y="-0.378in" svg:width="1.6602in" svg:height="0.6571in" draw:z-index="26"><draw:object xlink:href="./Object 27" xlink:type="simple" xlink:show="embed" xlink:actuate="onLoad"/><draw:image xlink:href="./ObjectReplacements/Object 27" xlink:type="simple" xlink:show="embed" xlink:actuate="onLoad"/></draw:frame></text:p>
      <text:p text:style-name="Standard"/>
      <text:p text:style-name="Standard"><draw:frame draw:style-name="fr1" draw:name="Object29" text:anchor-type="as-char" svg:y="-0.378in" svg:width="1.7272in" svg:height="0.6571in" draw:z-index="29"><draw:object xlink:href="./Object 29" xlink:type="simple" xlink:show="embed" xlink:actuate="onLoad"/><draw:image xlink:href="./ObjectReplacements/Object 29" xlink:type="simple" xlink:show="embed" xlink:actuate="onLoad"/></draw:frame></text:p>
      <text:p text:style-name="Standard"/>
      <text:h text:style-name="Heading_20_2" text:outline-level="2">Transformation matrix change of basis:</text:h>
      <text:p text:style-name="Standard"><draw:frame draw:style-name="fr1" draw:name="Object30" text:anchor-type="as-char" svg:y="-0.4953in" svg:width="2.2102in" svg:height="0.9563in" draw:z-index="30"><draw:object xlink:href="./Object 30" xlink:type="simple" xlink:show="embed" xlink:actuate="onLoad"/><draw:image xlink:href="./ObjectReplacements/Object 30" xlink:type="simple" xlink:show="embed" xlink:actuate="onLoad"/></draw:frame></text:p>
      <text:p text:style-name="Standard"/>
      <text:p text:style-name="Standard"/>
      <text:p text:style-name="Standard">The transformation matrix components are given by the inner product of the new unit vectors and the old:</text:p>
      <text:p text:style-name="Standard"><draw:frame draw:style-name="fr1" draw:name="Object28" text:anchor-type="as-char" svg:y="-0.378in" svg:width="4.4307in" svg:height="0.6571in" draw:z-index="27"><draw:object xlink:href="./Object 28" xlink:type="simple" xlink:show="embed" xlink:actuate="onLoad"/><draw:image xlink:href="./ObjectReplacements/Object 28" xlink:type="simple" xlink:show="embed" xlink:actuate="onLoad"/><svg:desc>formula</svg:desc></draw:frame> <text:s text:c="2"/></text:p>
      <text:p text:style-name="Standard"/>
      <text:p text:style-name="Standard"><draw:frame draw:style-name="fr1" draw:name="Object24" text:anchor-type="as-char" svg:y="-0.378in" svg:width="2.2547in" svg:height="0.6571in" draw:z-index="23"><draw:object xlink:href="./Object 24" xlink:type="simple" xlink:show="embed" xlink:actuate="onLoad"/><draw:image xlink:href="./ObjectReplacements/Object 24" xlink:type="simple" xlink:show="embed" xlink:actuate="onLoad"/><svg:desc>formula</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0T13:54:10</meta:creation-date>
    <dc:date>2015-01-18T23:11:05</dc:date>
    <meta:editing-duration>PT21H2M40S</meta:editing-duration>
    <meta:editing-cycles>24</meta:editing-cycles>
    <meta:generator>LibreOffice/3.5$Linux_X86_64 LibreOffice_project/350m1$Build-2</meta:generator>
    <meta:document-statistic meta:table-count="0" meta:image-count="0" meta:object-count="34" meta:page-count="4" meta:paragraph-count="64" meta:word-count="298" meta:character-count="1801" meta:non-whitespace-character-count="1495"/>
  </office:meta>
</office:document-meta>
</file>

<file path=Object 1/content.xml><?xml version="1.0" encoding="utf-8"?>
<math xmlns="http://www.w3.org/1998/Math/MathML">
  <semantics>
    <mrow>
      <mrow>
        <mover accent="true">
          <mi>l</mi>
          <mo stretchy="false">⃗</mo>
        </mover>
        <mo stretchy="false">=</mo>
        <mrow>
          <munder>
            <mo stretchy="false">∑</mo>
            <mrow>
              <mi>i</mi>
            </mrow>
          </munder>
          <msub>
            <mi>m</mi>
            <mrow>
              <mi>i</mi>
            </mrow>
          </msub>
        </mrow>
      </mrow>
      <mrow>
        <mover accent="true">
          <msub>
            <mi>r</mi>
            <mrow>
              <mi>i</mi>
            </mrow>
          </msub>
          <mo stretchy="false">⃗</mo>
        </mover>
        <mo stretchy="false">×</mo>
        <mover accent="true">
          <msub>
            <mi>v</mi>
            <mrow>
              <mi>i</mi>
            </mrow>
          </msub>
          <mo stretchy="false">⃗</mo>
        </mover>
      </mrow>
    </mrow>
    <annotation encoding="StarMath 5.0">vec l = sum from{i} m_{i} vec r_{i} times vec v_{i} </annotation>
  </semantics>
</math>
</file>

<file path=Object 10/content.xml><?xml version="1.0" encoding="utf-8"?>
<math xmlns="http://www.w3.org/1998/Math/MathML">
  <semantics>
    <mtable>
      <mtr>
        <mtd>
          <mrow>
            <mrow>
              <mover accent="true">
                <mi>l</mi>
                <mo stretchy="false">⃗</mo>
              </mover>
              <mo stretchy="false">=</mo>
              <mrow>
                <munder>
                  <mo stretchy="false">∑</mo>
                  <mrow>
                    <mi>i</mi>
                  </mrow>
                </munder>
                <msub>
                  <mi>m</mi>
                  <mrow>
                    <mi>i</mi>
                  </mrow>
                </msub>
              </mrow>
            </mrow>
            <mrow>
              <mover accent="true">
                <msub>
                  <mi>r</mi>
                  <mrow>
                    <mi>i</mi>
                  </mrow>
                </msub>
                <mo stretchy="false">⃗</mo>
              </mover>
              <mo stretchy="false">×</mo>
              <mover accent="true">
                <msub>
                  <mi>v</mi>
                  <mrow>
                    <mi>i</mi>
                  </mrow>
                </msub>
                <mo stretchy="false">⃗</mo>
              </mover>
            </mrow>
            <mrow>
              <mi/>
              <mo stretchy="false">=</mo>
              <mi/>
            </mrow>
            <mrow>
              <munder>
                <mo stretchy="false">∑</mo>
                <mrow>
                  <mi>i</mi>
                </mrow>
              </munder>
              <msub>
                <mi>m</mi>
                <mrow>
                  <mi>i</mi>
                </mrow>
              </msub>
            </mrow>
            <mrow>
              <mrow>
                <mo stretchy="false">(</mo>
                <mrow>
                  <mrow>
                    <mover accent="true">
                      <mi>R</mi>
                      <mo stretchy="false">⃗</mo>
                    </mover>
                    <mo stretchy="false">+</mo>
                    <msup>
                      <mrow>
                        <mover accent="true">
                          <msub>
                            <mi>r</mi>
                            <mrow>
                              <mi>i</mi>
                            </mrow>
                          </msub>
                          <mo stretchy="false">⃗</mo>
                        </mover>
                      </mrow>
                      <mrow>
                        <mi>'</mi>
                      </mrow>
                    </msup>
                  </mrow>
                </mrow>
                <mo stretchy="false">)</mo>
              </mrow>
              <mo stretchy="false">×</mo>
              <mrow>
                <mo stretchy="false">(</mo>
                <mrow>
                  <mrow>
                    <mover accent="true">
                      <mi>V</mi>
                      <mo stretchy="false">⃗</mo>
                    </mover>
                    <mo stretchy="false">+</mo>
                    <msup>
                      <mrow>
                        <mover accent="true">
                          <msub>
                            <mi>v</mi>
                            <mrow>
                              <mi>i</mi>
                            </mrow>
                          </msub>
                          <mo stretchy="false">⃗</mo>
                        </mover>
                      </mrow>
                      <mrow>
                        <mi>'</mi>
                      </mrow>
                    </msup>
                  </mrow>
                </mrow>
                <mo stretchy="false">)</mo>
              </mrow>
            </mrow>
            <mrow>
              <mi/>
              <mo stretchy="false">=</mo>
              <mi/>
            </mrow>
            <mrow>
              <munder>
                <mo stretchy="false">∑</mo>
                <mrow>
                  <mi>i</mi>
                </mrow>
              </munder>
              <msub>
                <mi>m</mi>
                <mrow>
                  <mi>i</mi>
                </mrow>
              </msub>
            </mrow>
            <mrow>
              <mrow>
                <mover accent="true">
                  <mi>R</mi>
                  <mo stretchy="false">⃗</mo>
                </mover>
                <mo stretchy="false">×</mo>
                <mover accent="true">
                  <mi>V</mi>
                  <mo stretchy="false">⃗</mo>
                </mover>
              </mrow>
              <mo stretchy="false">+</mo>
              <msub>
                <mi>m</mi>
                <mrow>
                  <mi>i</mi>
                </mrow>
              </msub>
            </mrow>
            <mrow>
              <mrow>
                <msup>
                  <mrow>
                    <mover accent="true">
                      <msub>
                        <mi>r</mi>
                        <mrow>
                          <mi>i</mi>
                        </mrow>
                      </msub>
                      <mo stretchy="false">⃗</mo>
                    </mover>
                  </mrow>
                  <mrow>
                    <mi>'</mi>
                  </mrow>
                </msup>
                <mo stretchy="false">×</mo>
                <mover accent="true">
                  <mi>V</mi>
                  <mo stretchy="false">⃗</mo>
                </mover>
              </mrow>
              <mo stretchy="false">+</mo>
              <msub>
                <mi>m</mi>
                <mrow>
                  <mi>i</mi>
                </mrow>
              </msub>
            </mrow>
            <mrow>
              <mrow>
                <mover accent="true">
                  <mi>R</mi>
                  <mo stretchy="false">⃗</mo>
                </mover>
                <mo stretchy="false">×</mo>
                <msup>
                  <mrow>
                    <mover accent="true">
                      <msub>
                        <mi>v</mi>
                        <mrow>
                          <mi>i</mi>
                        </mrow>
                      </msub>
                      <mo stretchy="false">⃗</mo>
                    </mover>
                  </mrow>
                  <mrow>
                    <mi>'</mi>
                  </mrow>
                </msup>
              </mrow>
              <mo stretchy="false">+</mo>
              <msub>
                <mi>m</mi>
                <mrow>
                  <mi>i</mi>
                </mrow>
              </msub>
            </mrow>
            <mrow>
              <msup>
                <mrow>
                  <mover accent="true">
                    <msub>
                      <mi>r</mi>
                      <mrow>
                        <mi>i</mi>
                      </mrow>
                    </msub>
                    <mo stretchy="false">⃗</mo>
                  </mover>
                </mrow>
                <mrow>
                  <mi>'</mi>
                </mrow>
              </msup>
              <mo stretchy="false">×</mo>
              <msup>
                <mrow>
                  <mover accent="true">
                    <msub>
                      <mi>v</mi>
                      <mrow>
                        <mi>i</mi>
                      </mrow>
                    </msub>
                    <mo stretchy="false">⃗</mo>
                  </mover>
                </mrow>
                <mrow>
                  <mi>'</mi>
                </mrow>
              </msup>
            </mrow>
            <mrow>
              <mi/>
              <mo stretchy="false">=</mo>
              <mi/>
            </mrow>
          </mrow>
        </mtd>
      </mtr>
      <mtr>
        <mtd>
          <mrow>
            <mrow>
              <mi/>
              <mo stretchy="false">=</mo>
              <mi/>
            </mrow>
            <mi>M</mi>
            <mrow>
              <mover accent="true">
                <mi>R</mi>
                <mo stretchy="false">⃗</mo>
              </mover>
              <mo stretchy="false">×</mo>
              <mover accent="true">
                <mi>V</mi>
                <mo stretchy="false">⃗</mo>
              </mover>
            </mrow>
            <mrow>
              <mi/>
              <mo stretchy="false">+</mo>
              <mi/>
            </mrow>
            <mrow>
              <mrow>
                <mrow>
                  <munder>
                    <mo stretchy="false">∑</mo>
                    <mrow>
                      <mi>i</mi>
                    </mrow>
                  </munder>
                  <msub>
                    <mi>m</mi>
                    <mrow>
                      <mi>i</mi>
                    </mrow>
                  </msub>
                </mrow>
                <msup>
                  <mrow>
                    <mover accent="true">
                      <msub>
                        <mi>r</mi>
                        <mrow>
                          <mi>i</mi>
                        </mrow>
                      </msub>
                      <mo stretchy="false">⃗</mo>
                    </mover>
                  </mrow>
                  <mrow>
                    <mi>'</mi>
                  </mrow>
                </msup>
              </mrow>
              <mo stretchy="false">×</mo>
              <mover accent="true">
                <mi>V</mi>
                <mo stretchy="false">⃗</mo>
              </mover>
            </mrow>
            <mrow>
              <mi/>
              <mo stretchy="false">+</mo>
              <mi/>
            </mrow>
            <mrow>
              <mover accent="true">
                <mi>R</mi>
                <mo stretchy="false">⃗</mo>
              </mover>
              <mo stretchy="false">×</mo>
              <mrow>
                <mrow>
                  <munder>
                    <mo stretchy="false">∑</mo>
                    <mrow>
                      <mi>i</mi>
                    </mrow>
                  </munder>
                  <msub>
                    <mi>m</mi>
                    <mrow>
                      <mi>i</mi>
                    </mrow>
                  </msub>
                </mrow>
                <msup>
                  <mrow>
                    <mover accent="true">
                      <msub>
                        <mi>v</mi>
                        <mrow>
                          <mi>i</mi>
                        </mrow>
                      </msub>
                      <mo stretchy="false">⃗</mo>
                    </mover>
                  </mrow>
                  <mrow>
                    <mi>'</mi>
                  </mrow>
                </msup>
              </mrow>
            </mrow>
            <mrow>
              <mi/>
              <mo stretchy="false">+</mo>
              <mi/>
            </mrow>
            <mrow>
              <munder>
                <mo stretchy="false">∑</mo>
                <mrow>
                  <mi>i</mi>
                </mrow>
              </munder>
              <msub>
                <mi>m</mi>
                <mrow>
                  <mi>i</mi>
                </mrow>
              </msub>
            </mrow>
            <mrow>
              <msup>
                <mrow>
                  <mover accent="true">
                    <msub>
                      <mi>r</mi>
                      <mrow>
                        <mi>i</mi>
                      </mrow>
                    </msub>
                    <mo stretchy="false">⃗</mo>
                  </mover>
                </mrow>
                <mrow>
                  <mi>'</mi>
                </mrow>
              </msup>
              <mo stretchy="false">×</mo>
              <msup>
                <mrow>
                  <mover accent="true">
                    <msub>
                      <mi>v</mi>
                      <mrow>
                        <mi>i</mi>
                      </mrow>
                    </msub>
                    <mo stretchy="false">⃗</mo>
                  </mover>
                </mrow>
                <mrow>
                  <mi>'</mi>
                </mrow>
              </msup>
            </mrow>
            <mrow>
              <mi/>
              <mo stretchy="false">=</mo>
              <mi/>
            </mrow>
          </mrow>
        </mtd>
      </mtr>
      <mtr>
        <mtd>
          <mrow>
            <mrow>
              <mi/>
              <mo stretchy="false">=</mo>
              <mi/>
            </mrow>
            <mi>M</mi>
            <mrow>
              <mover accent="true">
                <mi>R</mi>
                <mo stretchy="false">⃗</mo>
              </mover>
              <mo stretchy="false">×</mo>
              <mover accent="true">
                <mi>V</mi>
                <mo stretchy="false">⃗</mo>
              </mover>
            </mrow>
            <mrow>
              <mi/>
              <mo stretchy="false">+</mo>
              <mi/>
            </mrow>
            <mrow>
              <mrow>
                <mo stretchy="false">(</mo>
                <mrow>
                  <mrow>
                    <munder>
                      <mo stretchy="false">∑</mo>
                      <mrow>
                        <mi>i</mi>
                      </mrow>
                    </munder>
                    <msub>
                      <mi>m</mi>
                      <mrow>
                        <mi>i</mi>
                      </mrow>
                    </msub>
                  </mrow>
                  <msup>
                    <mrow>
                      <mover accent="true">
                        <msub>
                          <mi>r</mi>
                          <mrow>
                            <mi>i</mi>
                          </mrow>
                        </msub>
                        <mo stretchy="false">⃗</mo>
                      </mover>
                    </mrow>
                    <mrow>
                      <mi>'</mi>
                    </mrow>
                  </msup>
                </mrow>
                <mo stretchy="false">)</mo>
              </mrow>
              <mo stretchy="false">×</mo>
              <mover accent="true">
                <mi>V</mi>
                <mo stretchy="false">⃗</mo>
              </mover>
            </mrow>
            <mrow>
              <mi/>
              <mo stretchy="false">+</mo>
              <mi/>
            </mrow>
            <mrow>
              <mover accent="true">
                <mi>R</mi>
                <mo stretchy="false">⃗</mo>
              </mover>
              <mo stretchy="false">×</mo>
              <mrow>
                <mo stretchy="false">(</mo>
                <mrow>
                  <mrow>
                    <munder>
                      <mo stretchy="false">∑</mo>
                      <mrow>
                        <mi>i</mi>
                      </mrow>
                    </munder>
                    <msub>
                      <mi>m</mi>
                      <mrow>
                        <mi>i</mi>
                      </mrow>
                    </msub>
                  </mrow>
                  <msup>
                    <mrow>
                      <mover accent="true">
                        <msub>
                          <mi>v</mi>
                          <mrow>
                            <mi>i</mi>
                          </mrow>
                        </msub>
                        <mo stretchy="false">⃗</mo>
                      </mover>
                    </mrow>
                    <mrow>
                      <mi>'</mi>
                    </mrow>
                  </msup>
                </mrow>
                <mo stretchy="false">)</mo>
              </mrow>
            </mrow>
            <mrow>
              <mi/>
              <mo stretchy="false">+</mo>
              <mi/>
            </mrow>
            <mrow>
              <munder>
                <mo stretchy="false">∑</mo>
                <mrow>
                  <mi>i</mi>
                </mrow>
              </munder>
              <msub>
                <mi>m</mi>
                <mrow>
                  <mi>i</mi>
                </mrow>
              </msub>
            </mrow>
            <mrow>
              <msup>
                <mrow>
                  <mover accent="true">
                    <msub>
                      <mi>r</mi>
                      <mrow>
                        <mi>i</mi>
                      </mrow>
                    </msub>
                    <mo stretchy="false">⃗</mo>
                  </mover>
                </mrow>
                <mrow>
                  <mi>'</mi>
                </mrow>
              </msup>
              <mo stretchy="false">×</mo>
              <msup>
                <mrow>
                  <mover accent="true">
                    <msub>
                      <mi>v</mi>
                      <mrow>
                        <mi>i</mi>
                      </mrow>
                    </msub>
                    <mo stretchy="false">⃗</mo>
                  </mover>
                </mrow>
                <mrow>
                  <mi>'</mi>
                </mrow>
              </msup>
            </mrow>
          </mrow>
        </mtd>
      </mtr>
    </mtable>
    <annotation encoding="StarMath 5.0">vec l = sum from{i} m_{i} vec r_{i} times vec v_{i} ~=~

sum from{i} m_{i} (vec R + {vec r_{i}}^{'}) times (vec V + {vec v_{i}}^{'}) ~=~

sum from{i} m_{i} vec R times vec V + m_{i} {vec r_{i}}^{'} times vec V + 
m_{i} vec R times {vec v_{i}}^{'} + m_{i} {vec r_{i}}^{'} times {vec v_{i}}^{'} ~=~ 

newline

~=~ M vec R times vec V `+` {sum from {i} m_{i} {vec r_{i}}^{'}} times vec V `+`
vec R times {sum from{i} m_{i} {vec v_{i}}^{'}} `+`
sum from {i} m_{i} {vec r_{i}}^{'} times {vec v_{i}}^{'} ~=~

newline

~=~ M vec R times vec V `+` (sum from {i} m_{i} {vec r_{i}}^{'}) times vec V `+`
vec R times (sum from{i} m_{i} {vec v_{i}}^{'}) `+`
sum from {i} m_{i} {vec r_{i}}^{'} times {vec v_{i}}^{'}</annotation>
  </semantics>
</math>
</file>

<file path=Object 11/content.xml><?xml version="1.0" encoding="utf-8"?>
<math xmlns="http://www.w3.org/1998/Math/MathML">
  <semantics>
    <mrow>
      <mover accent="true">
        <mi>v</mi>
        <mo stretchy="false">⃗</mo>
      </mover>
      <mrow>
        <mi/>
        <mo stretchy="false">=</mo>
        <mi/>
      </mrow>
      <mrow>
        <msub>
          <mrow>
            <mover accent="true">
              <mi>v</mi>
              <mo stretchy="false">⃗</mo>
            </mover>
          </mrow>
          <mrow>
            <mrow>
              <mi>v</mi>
              <mo stretchy="false">∥</mo>
              <mi>r</mi>
            </mrow>
          </mrow>
        </msub>
        <mo stretchy="false">+</mo>
        <msub>
          <mrow>
            <mover accent="true">
              <mi>v</mi>
              <mo stretchy="false">⃗</mo>
            </mover>
          </mrow>
          <mrow>
            <mrow>
              <mi>v</mi>
              <mo stretchy="false">⊥</mo>
              <mi>r</mi>
            </mrow>
          </mrow>
        </msub>
      </mrow>
      <mrow>
        <mi/>
        <mo stretchy="false">=</mo>
        <mi/>
      </mrow>
      <mrow>
        <msub>
          <mrow>
            <mover accent="true">
              <mi>v</mi>
              <mo stretchy="false">⃗</mo>
            </mover>
          </mrow>
          <mrow>
            <mi mathvariant="italic">linear</mi>
          </mrow>
        </msub>
        <mo stretchy="false">+</mo>
        <msub>
          <mrow>
            <mover accent="true">
              <mi>v</mi>
              <mo stretchy="false">⃗</mo>
            </mover>
          </mrow>
          <mrow>
            <mi mathvariant="italic">angular</mi>
          </mrow>
        </msub>
      </mrow>
      <mrow>
        <mi/>
        <mo stretchy="false">=</mo>
        <mi/>
      </mrow>
      <mrow>
        <msub>
          <mrow>
            <mover accent="true">
              <mi>v</mi>
              <mo stretchy="false">⃗</mo>
            </mover>
          </mrow>
          <mrow>
            <mi mathvariant="italic">linear</mi>
          </mrow>
        </msub>
        <mo stretchy="false">+</mo>
        <mrow>
          <mover accent="true">
            <mo stretchy="false">α</mo>
            <mo stretchy="false">⃗</mo>
          </mover>
          <mo stretchy="false">×</mo>
          <mover accent="true">
            <mi>r</mi>
            <mo stretchy="false">⃗</mo>
          </mover>
        </mrow>
      </mrow>
    </mrow>
    <annotation encoding="StarMath 5.0">vec v ~=~ {vec v}_{v parallel r} + {vec v}_{v ortho r} ~=~
{vec v}_{linear}+{vec v}_{angular} ~=~

{vec v}_{linear}+vec %alpha times vec r</annotation>
  </semantics>
</math>
</file>

<file path=Object 12/content.xml><?xml version="1.0" encoding="utf-8"?>
<math xmlns="http://www.w3.org/1998/Math/MathML">
  <semantics>
    <mrow>
      <mrow>
        <msub>
          <mi>T</mi>
          <mrow>
            <mrow>
              <mo stretchy="false">(</mo>
              <mrow>
                <mi>i</mi>
                <mi>,</mi>
                <mrow>
                  <mi>i</mi>
                  <mo stretchy="false">−</mo>
                  <mn>1</mn>
                </mrow>
              </mrow>
              <mo stretchy="false">)</mo>
            </mrow>
          </mrow>
        </msub>
        <mo stretchy="false">=</mo>
        <mfenced open="[" close="]">
          <mrow>
            <mtable>
              <mtr>
                <mtd>
                  <mrow>
                    <mn>1</mn>
                  </mrow>
                </mtd>
                <mtd>
                  <mrow>
                    <mn>2</mn>
                  </mrow>
                </mtd>
                <mtd>
                  <mrow>
                    <mn>4</mn>
                  </mrow>
                </mtd>
                <mtd>
                  <mrow>
                    <msub>
                      <mi>d</mi>
                      <mi>x</mi>
                    </msub>
                  </mrow>
                </mtd>
              </mtr>
              <mtr>
                <mtd>
                  <mrow>
                    <mn>3</mn>
                  </mrow>
                </mtd>
                <mtd>
                  <mrow>
                    <mn>1</mn>
                  </mrow>
                </mtd>
                <mtd>
                  <mrow>
                    <mn>5</mn>
                  </mrow>
                </mtd>
                <mtd>
                  <mrow>
                    <msub>
                      <mi>d</mi>
                      <mi>y</mi>
                    </msub>
                  </mrow>
                </mtd>
              </mtr>
              <mtr>
                <mtd>
                  <mrow>
                    <mn>7</mn>
                  </mrow>
                </mtd>
                <mtd>
                  <mrow>
                    <mn>8</mn>
                  </mrow>
                </mtd>
                <mtd>
                  <mrow>
                    <mn>1</mn>
                  </mrow>
                </mtd>
                <mtd>
                  <mrow>
                    <msub>
                      <mi>d</mi>
                      <mi>z</mi>
                    </msub>
                  </mrow>
                </mtd>
              </mtr>
              <mtr>
                <mtd>
                  <mrow>
                    <mn>0</mn>
                  </mrow>
                </mtd>
                <mtd>
                  <mrow>
                    <mn>0</mn>
                  </mrow>
                </mtd>
                <mtd>
                  <mrow>
                    <mn>0</mn>
                  </mrow>
                </mtd>
                <mtd>
                  <mrow>
                    <mn>1</mn>
                  </mrow>
                </mtd>
              </mtr>
            </mtable>
          </mrow>
        </mfenced>
      </mrow>
    </mrow>
    <annotation encoding="StarMath 5.0">T_{(i, i - 1)} = 
left [ matrix{
1 # 2 # 4 # d_x ##
3 # 1 # 5 # d_y ##
7 # 8 # 1 # d_z ##
0 # 0 # 0 # 1
} right ]</annotation>
  </semantics>
</math>
</file>

<file path=Object 13/content.xml><?xml version="1.0" encoding="utf-8"?>
<math xmlns="http://www.w3.org/1998/Math/MathML">
  <semantics>
    <mrow>
      <mrow>
        <mrow>
          <mover accent="true">
            <mi>v</mi>
            <mo stretchy="false">⃗</mo>
          </mover>
          <mo stretchy="false">=</mo>
          <mrow>
            <msub>
              <mrow>
                <mover accent="true">
                  <mi>v</mi>
                  <mo stretchy="false">⃗</mo>
                </mover>
              </mrow>
              <mrow>
                <mi mathvariant="italic">linear</mi>
              </mrow>
            </msub>
            <mo stretchy="false">+</mo>
            <mrow>
              <mover accent="true">
                <mo stretchy="false">α</mo>
                <mo stretchy="false">⃗</mo>
              </mover>
              <mo stretchy="false">×</mo>
              <mover accent="true">
                <mi>r</mi>
                <mo stretchy="false">⃗</mo>
              </mover>
            </mrow>
          </mrow>
        </mrow>
        <mo stretchy="false">=</mo>
        <mfenced open="[" close="]">
          <mrow>
            <mtable>
              <mtr>
                <mtd>
                  <mrow>
                    <mn>0</mn>
                  </mrow>
                </mtd>
                <mtd>
                  <mrow>
                    <mrow>
                      <mo stretchy="false">−</mo>
                      <msub>
                        <mo stretchy="false">α</mo>
                        <mi>z</mi>
                      </msub>
                    </mrow>
                  </mrow>
                </mtd>
                <mtd>
                  <mrow>
                    <msub>
                      <mo stretchy="false">α</mo>
                      <mi>y</mi>
                    </msub>
                  </mrow>
                </mtd>
                <mtd>
                  <mrow>
                    <msub>
                      <mi>v</mi>
                      <mi>x</mi>
                    </msub>
                  </mrow>
                </mtd>
              </mtr>
              <mtr>
                <mtd>
                  <mrow>
                    <msub>
                      <mo stretchy="false">α</mo>
                      <mi>z</mi>
                    </msub>
                  </mrow>
                </mtd>
                <mtd>
                  <mrow>
                    <mn>0</mn>
                  </mrow>
                </mtd>
                <mtd>
                  <mrow>
                    <mrow>
                      <mo stretchy="false">−</mo>
                      <msub>
                        <mo stretchy="false">α</mo>
                        <mi>x</mi>
                      </msub>
                    </mrow>
                  </mrow>
                </mtd>
                <mtd>
                  <mrow>
                    <msub>
                      <mi>v</mi>
                      <mi>y</mi>
                    </msub>
                  </mrow>
                </mtd>
              </mtr>
              <mtr>
                <mtd>
                  <mrow>
                    <mrow>
                      <mo stretchy="false">−</mo>
                      <msub>
                        <mo stretchy="false">α</mo>
                        <mi>y</mi>
                      </msub>
                    </mrow>
                  </mrow>
                </mtd>
                <mtd>
                  <mrow>
                    <msub>
                      <mo stretchy="false">α</mo>
                      <mi>x</mi>
                    </msub>
                  </mrow>
                </mtd>
                <mtd>
                  <mrow>
                    <mn>0</mn>
                  </mrow>
                </mtd>
                <mtd>
                  <mrow>
                    <msub>
                      <mi>v</mi>
                      <mi>z</mi>
                    </msub>
                  </mrow>
                </mtd>
              </mtr>
              <mtr>
                <mtd>
                  <mrow>
                    <mn>0</mn>
                  </mrow>
                </mtd>
                <mtd>
                  <mrow>
                    <mn>0</mn>
                  </mrow>
                </mtd>
                <mtd>
                  <mrow>
                    <mn>0</mn>
                  </mrow>
                </mtd>
                <mtd>
                  <mrow>
                    <mn>0</mn>
                  </mrow>
                </mtd>
              </mtr>
            </mtable>
          </mrow>
        </mfenced>
      </mrow>
      <mrow>
        <mfenced open="[" close="]">
          <mrow>
            <mtable>
              <mtr>
                <mtd>
                  <mrow>
                    <msub>
                      <mi>r</mi>
                      <mi>x</mi>
                    </msub>
                  </mrow>
                </mtd>
              </mtr>
              <mtr>
                <mtd>
                  <mrow>
                    <msub>
                      <mi>r</mi>
                      <mi>y</mi>
                    </msub>
                  </mrow>
                </mtd>
              </mtr>
              <mtr>
                <mtd>
                  <mrow>
                    <msub>
                      <mi>r</mi>
                      <mi>z</mi>
                    </msub>
                  </mrow>
                </mtd>
              </mtr>
              <mtr>
                <mtd>
                  <mrow>
                    <mn>1</mn>
                  </mrow>
                </mtd>
              </mtr>
            </mtable>
          </mrow>
        </mfenced>
        <mo stretchy="false">=</mo>
        <msub>
          <mi>V</mi>
          <mi>i</mi>
        </msub>
      </mrow>
      <msub>
        <mrow>
          <mover accent="true">
            <mi>r</mi>
            <mo stretchy="false">⃗</mo>
          </mover>
        </mrow>
        <mi>i</mi>
      </msub>
    </mrow>
    <annotation encoding="StarMath 5.0">vec v = {vec v}_{linear}+vec %alpha times vec r =

left [ matrix {
0 # -%alpha_z # %alpha_y # v_x ##
%alpha_z # 0 # -%alpha_x # v_y ##
-%alpha_y # %alpha_x # 0 # v_z ##
0 # 0 # 0 # 0
} right ]

left [ matrix {
r_x ##
r_y ##
r_z ##
1
} right ] =
V_i {vec r}_i</annotation>
  </semantics>
</math>
</file>

<file path=Object 14/content.xml><?xml version="1.0" encoding="utf-8"?>
<math xmlns="http://www.w3.org/1998/Math/MathML">
  <semantics>
    <mrow>
      <mrow>
        <mover accent="true">
          <mi>L</mi>
          <mo stretchy="false">⃗</mo>
        </mover>
        <mo stretchy="false">=</mo>
        <mi>m</mi>
      </mrow>
      <mrow>
        <mrow>
          <mover accent="true">
            <mi>r</mi>
            <mo stretchy="false">⃗</mo>
          </mover>
          <mo stretchy="false">×</mo>
          <mover accent="true">
            <mi>v</mi>
            <mo stretchy="false">⃗</mo>
          </mover>
        </mrow>
        <mo stretchy="false">=</mo>
        <mi>m</mi>
      </mrow>
      <mrow>
        <mrow>
          <mo stretchy="false">(</mo>
          <mrow>
            <mrow>
              <mrow>
                <mover accent="true">
                  <mi>r</mi>
                  <mo stretchy="false">⃗</mo>
                </mover>
                <mo stretchy="false">×</mo>
                <msub>
                  <mrow>
                    <mover accent="true">
                      <mi>v</mi>
                      <mo stretchy="false">⃗</mo>
                    </mover>
                  </mrow>
                  <mi mathvariant="italic">linear</mi>
                </msub>
              </mrow>
              <mo stretchy="false">+</mo>
              <mrow>
                <mrow>
                  <mover accent="true">
                    <mi>r</mi>
                    <mo stretchy="false">⃗</mo>
                  </mover>
                  <mo stretchy="false">×</mo>
                  <mover accent="true">
                    <mo stretchy="false">α</mo>
                    <mo stretchy="false">⃗</mo>
                  </mover>
                </mrow>
                <mo stretchy="false">×</mo>
                <mover accent="true">
                  <mi>r</mi>
                  <mo stretchy="false">⃗</mo>
                </mover>
              </mrow>
            </mrow>
          </mrow>
          <mo stretchy="false">)</mo>
        </mrow>
        <mo stretchy="false">=</mo>
        <mi>m</mi>
      </mrow>
      <mrow>
        <mrow>
          <mo stretchy="false">(</mo>
          <mrow>
            <mrow>
              <mn>0</mn>
              <mo stretchy="false">+</mo>
              <mrow>
                <mrow>
                  <mover accent="true">
                    <mi>r</mi>
                    <mo stretchy="false">⃗</mo>
                  </mover>
                  <mo stretchy="false">×</mo>
                  <mover accent="true">
                    <mo stretchy="false">α</mo>
                    <mo stretchy="false">⃗</mo>
                  </mover>
                </mrow>
                <mo stretchy="false">×</mo>
                <mover accent="true">
                  <mi>r</mi>
                  <mo stretchy="false">⃗</mo>
                </mover>
              </mrow>
            </mrow>
          </mrow>
          <mo stretchy="false">)</mo>
        </mrow>
        <mo stretchy="false">=</mo>
        <mi>m</mi>
      </mrow>
      <mrow>
        <mrow>
          <mover accent="true">
            <mi>r</mi>
            <mo stretchy="false">⃗</mo>
          </mover>
          <mo stretchy="false">×</mo>
          <mover accent="true">
            <mo stretchy="false">α</mo>
            <mo stretchy="false">⃗</mo>
          </mover>
        </mrow>
        <mo stretchy="false">×</mo>
        <mover accent="true">
          <mi>r</mi>
          <mo stretchy="false">⃗</mo>
        </mover>
      </mrow>
    </mrow>
    <annotation encoding="StarMath 5.0">vec L = m vec r times vec v =
m (vec r times {vec v}_linear + vec r times vec %alpha times vec r) =
m (0 + vec r times vec %alpha times vec r) =
m vec r times vec %alpha times vec r</annotation>
  </semantics>
</math>
</file>

<file path=Object 15/content.xml><?xml version="1.0" encoding="utf-8"?>
<math xmlns="http://www.w3.org/1998/Math/MathML">
  <semantics>
    <mrow>
      <mrow>
        <mrow>
          <mover accent="true">
            <mo stretchy="false">α</mo>
            <mo stretchy="false">⃗</mo>
          </mover>
          <mo stretchy="false">×</mo>
          <mover accent="true">
            <mi>r</mi>
            <mo stretchy="false">⃗</mo>
          </mover>
        </mrow>
        <mo stretchy="false">=</mo>
        <mfenced open="[" close="]">
          <mrow>
            <mtable>
              <mtr>
                <mtd>
                  <mrow>
                    <mn>0</mn>
                  </mrow>
                </mtd>
                <mtd>
                  <mrow>
                    <mrow>
                      <mo stretchy="false">−</mo>
                      <msub>
                        <mo stretchy="false">α</mo>
                        <mi>z</mi>
                      </msub>
                    </mrow>
                  </mrow>
                </mtd>
                <mtd>
                  <mrow>
                    <msub>
                      <mo stretchy="false">α</mo>
                      <mi>y</mi>
                    </msub>
                  </mrow>
                </mtd>
              </mtr>
              <mtr>
                <mtd>
                  <mrow>
                    <msub>
                      <mo stretchy="false">α</mo>
                      <mi>z</mi>
                    </msub>
                  </mrow>
                </mtd>
                <mtd>
                  <mrow>
                    <mn>0</mn>
                  </mrow>
                </mtd>
                <mtd>
                  <mrow>
                    <mrow>
                      <mo stretchy="false">−</mo>
                      <msub>
                        <mo stretchy="false">α</mo>
                        <mi>x</mi>
                      </msub>
                    </mrow>
                  </mrow>
                </mtd>
              </mtr>
              <mtr>
                <mtd>
                  <mrow>
                    <mrow>
                      <mo stretchy="false">−</mo>
                      <msub>
                        <mo stretchy="false">α</mo>
                        <mi>y</mi>
                      </msub>
                    </mrow>
                  </mrow>
                </mtd>
                <mtd>
                  <mrow>
                    <msub>
                      <mo stretchy="false">α</mo>
                      <mi>x</mi>
                    </msub>
                  </mrow>
                </mtd>
                <mtd>
                  <mrow>
                    <mn>0</mn>
                  </mrow>
                </mtd>
              </mtr>
            </mtable>
          </mrow>
        </mfenced>
      </mrow>
      <mfenced open="[" close="]">
        <mrow>
          <mtable>
            <mtr>
              <mtd>
                <mrow>
                  <msub>
                    <mi>r</mi>
                    <mi>x</mi>
                  </msub>
                </mrow>
              </mtd>
            </mtr>
            <mtr>
              <mtd>
                <mrow>
                  <msub>
                    <mi>r</mi>
                    <mi>y</mi>
                  </msub>
                </mrow>
              </mtd>
            </mtr>
            <mtr>
              <mtd>
                <mrow>
                  <msub>
                    <mi>r</mi>
                    <mi>z</mi>
                  </msub>
                </mrow>
              </mtd>
            </mtr>
          </mtable>
        </mrow>
      </mfenced>
    </mrow>
    <annotation encoding="StarMath 5.0">vec %alpha times vec r =

left [ matrix {
0 # -%alpha_z # %alpha_y ##
%alpha_z # 0 # -%alpha_x ##
-%alpha_y # %alpha_x # 0
} right ]

left [ matrix {
r_x ##
r_y ##
r_z
} right ]</annotation>
  </semantics>
</math>
</file>

<file path=Object 16/content.xml><?xml version="1.0" encoding="utf-8"?>
<math xmlns="http://www.w3.org/1998/Math/MathML">
  <semantics>
    <mtable>
      <mtr>
        <mtd>
          <mrow>
            <mrow>
              <mi>R</mi>
              <mo stretchy="false">=</mo>
              <mfenced open="[" close="]">
                <mrow>
                  <mtable>
                    <mtr>
                      <mtd>
                        <mrow>
                          <mn>1</mn>
                        </mrow>
                      </mtd>
                      <mtd>
                        <mrow>
                          <mn>2</mn>
                        </mrow>
                      </mtd>
                      <mtd>
                        <mrow>
                          <mn>3</mn>
                        </mrow>
                      </mtd>
                    </mtr>
                    <mtr>
                      <mtd>
                        <mrow>
                          <mn>2</mn>
                        </mrow>
                      </mtd>
                      <mtd>
                        <mrow>
                          <mn>3</mn>
                        </mrow>
                      </mtd>
                      <mtd>
                        <mrow>
                          <mn>4</mn>
                        </mrow>
                      </mtd>
                    </mtr>
                    <mtr>
                      <mtd>
                        <mrow>
                          <mn>4</mn>
                        </mrow>
                      </mtd>
                      <mtd>
                        <mrow>
                          <mn>6</mn>
                        </mrow>
                      </mtd>
                      <mtd>
                        <mrow>
                          <mn>7</mn>
                        </mrow>
                      </mtd>
                    </mtr>
                  </mtable>
                </mrow>
              </mfenced>
            </mrow>
          </mrow>
        </mtd>
      </mtr>
      <mtr>
        <mtd>
          <mrow>
            <mi mathvariant="italic">det</mi>
            <mrow>
              <mi>R</mi>
              <mo stretchy="false">=</mo>
              <mn>1</mn>
            </mrow>
          </mrow>
        </mtd>
      </mtr>
      <mtr>
        <mtd>
          <mrow>
            <mrow>
              <msup>
                <mi>R</mi>
                <mrow>
                  <mo stretchy="false">−</mo>
                  <mn>1</mn>
                </mrow>
              </msup>
              <mo stretchy="false">=</mo>
              <msup>
                <mi>R</mi>
                <mi>T</mi>
              </msup>
            </mrow>
          </mrow>
        </mtd>
      </mtr>
    </mtable>
    <annotation encoding="StarMath 5.0">R  = 
left [ matrix {
1 # 2 # 3 ##
2 # 3 # 4 ##
4 # 6 # 7 
} right] newline
det R = 1 newline
R^-1=R^T</annotation>
  </semantics>
</math>
</file>

<file path=Object 17/content.xml><?xml version="1.0" encoding="utf-8"?>
<math xmlns="http://www.w3.org/1998/Math/MathML">
  <semantics>
    <mrow>
      <mrow>
        <msub>
          <mi>T</mi>
          <mi>n</mi>
        </msub>
        <mo stretchy="false">=</mo>
        <mrow>
          <munderover>
            <mo stretchy="false">∏</mo>
            <mrow>
              <mrow>
                <mi>i</mi>
                <mo stretchy="false">=</mo>
                <mn>0</mn>
              </mrow>
            </mrow>
            <mrow>
              <mrow>
                <mi>n</mi>
                <mo stretchy="false">−</mo>
                <mn>1</mn>
              </mrow>
            </mrow>
          </munderover>
          <msub>
            <mi>T</mi>
            <mrow>
              <mrow>
                <mo stretchy="false">(</mo>
                <mrow>
                  <mi>i</mi>
                  <mi>,</mi>
                  <mrow>
                    <mi>i</mi>
                    <mo stretchy="false">−</mo>
                    <mn>1</mn>
                  </mrow>
                </mrow>
                <mo stretchy="false">)</mo>
              </mrow>
            </mrow>
          </msub>
        </mrow>
      </mrow>
    </mrow>
    <annotation encoding="StarMath 5.0">T_n = prod from{i=0} to{n-1} T_{(i, i - 1)}</annotation>
  </semantics>
</math>
</file>

<file path=Object 18/content.xml><?xml version="1.0" encoding="utf-8"?>
<math xmlns="http://www.w3.org/1998/Math/MathML">
  <semantics>
    <mrow>
      <msup>
        <mrow>
          <mover accent="true">
            <msub>
              <mi>r</mi>
              <mi>i</mi>
            </msub>
            <mo stretchy="false">⃗</mo>
          </mover>
        </mrow>
        <mrow>
          <mi>'</mi>
        </mrow>
      </msup>
    </mrow>
    <annotation encoding="StarMath 5.0">{vec r_i}^{'} </annotation>
  </semantics>
</math>
</file>

<file path=Object 19/content.xml><?xml version="1.0" encoding="utf-8"?>
<math xmlns="http://www.w3.org/1998/Math/MathML">
  <semantics>
    <mrow>
      <mrow>
        <msub>
          <mrow>
            <mover accent="true">
              <mi>r</mi>
              <mo stretchy="false">⃗</mo>
            </mover>
          </mrow>
          <mi>i</mi>
        </msub>
        <mo stretchy="false">=</mo>
        <msub>
          <mi>T</mi>
          <mrow>
            <mrow>
              <mi>i</mi>
              <mo stretchy="false">−</mo>
              <mn>1</mn>
            </mrow>
          </mrow>
        </msub>
      </mrow>
      <msup>
        <mrow>
          <msub>
            <mrow>
              <mover accent="true">
                <mi>r</mi>
                <mo stretchy="false">⃗</mo>
              </mover>
            </mrow>
            <mi>i</mi>
          </msub>
        </mrow>
        <mrow>
          <mi>'</mi>
        </mrow>
      </msup>
    </mrow>
    <annotation encoding="StarMath 5.0">{vec r}_i = T_{i-1} {{vec r}_i}^{'}</annotation>
  </semantics>
</math>
</file>

<file path=Object 2/content.xml><?xml version="1.0" encoding="utf-8"?>
<math xmlns="http://www.w3.org/1998/Math/MathML">
  <semantics>
    <mrow>
      <mrow>
        <mover accent="true">
          <mi>p</mi>
          <mo stretchy="false">⃗</mo>
        </mover>
        <mo stretchy="false">=</mo>
        <mrow>
          <munder>
            <mo stretchy="false">∑</mo>
            <mrow>
              <mi>i</mi>
            </mrow>
          </munder>
          <msub>
            <mi>m</mi>
            <mrow>
              <mi>i</mi>
            </mrow>
          </msub>
        </mrow>
      </mrow>
      <mover accent="true">
        <msub>
          <mi>v</mi>
          <mrow>
            <mi>i</mi>
          </mrow>
        </msub>
        <mo stretchy="false">⃗</mo>
      </mover>
    </mrow>
    <annotation encoding="StarMath 5.0">vec p = sum from{i} m_{i} vec v_{i}</annotation>
  </semantics>
</math>
</file>

<file path=Object 20/content.xml><?xml version="1.0" encoding="utf-8"?>
<math xmlns="http://www.w3.org/1998/Math/MathML">
  <semantics>
    <mrow>
      <mrow>
        <msub>
          <mrow>
            <mover accent="true">
              <mi>v</mi>
              <mo stretchy="false">⃗</mo>
            </mover>
          </mrow>
          <mrow>
            <mi mathvariant="italic">total</mi>
          </mrow>
        </msub>
        <mo stretchy="false">=</mo>
        <mrow>
          <msub>
            <mrow>
              <mover accent="true">
                <mi>v</mi>
                <mo stretchy="false">⃗</mo>
              </mover>
            </mrow>
            <mn>0</mn>
          </msub>
          <mo stretchy="false">+</mo>
          <msub>
            <mi>T</mi>
            <mn>0</mn>
          </msub>
        </mrow>
      </mrow>
      <mrow>
        <mrow>
          <msub>
            <mrow>
              <mover accent="true">
                <mi>v</mi>
                <mo stretchy="false">⃗</mo>
              </mover>
            </mrow>
            <mn>1</mn>
          </msub>
          <mo stretchy="false">+</mo>
          <mo stretchy="false">…</mo>
        </mrow>
        <mo stretchy="false">+</mo>
        <msub>
          <mi>T</mi>
          <mrow>
            <mrow>
              <mi>i</mi>
              <mo stretchy="false">−</mo>
              <mn>2</mn>
            </mrow>
          </mrow>
        </msub>
      </mrow>
      <mrow>
        <msub>
          <mrow>
            <mover accent="true">
              <mi>v</mi>
              <mo stretchy="false">⃗</mo>
            </mover>
          </mrow>
          <mrow>
            <mrow>
              <mi>i</mi>
              <mo stretchy="false">−</mo>
              <mn>1</mn>
            </mrow>
          </mrow>
        </msub>
        <mo stretchy="false">+</mo>
        <msub>
          <mi>T</mi>
          <mrow>
            <mrow>
              <mi>i</mi>
              <mo stretchy="false">−</mo>
              <mn>1</mn>
            </mrow>
          </mrow>
        </msub>
      </mrow>
      <mrow>
        <msub>
          <mrow>
            <mover accent="true">
              <mi>v</mi>
              <mo stretchy="false">⃗</mo>
            </mover>
          </mrow>
          <mi>i</mi>
        </msub>
        <mo stretchy="false">=</mo>
        <msub>
          <mi>T</mi>
          <mrow>
            <mrow>
              <mi>i</mi>
              <mo stretchy="false">−</mo>
              <mn>2</mn>
            </mrow>
          </mrow>
        </msub>
      </mrow>
      <mrow>
        <msub>
          <mi>V</mi>
          <mrow>
            <mrow>
              <mi>i</mi>
              <mo stretchy="false">−</mo>
              <mn>1</mn>
            </mrow>
          </mrow>
        </msub>
        <mo stretchy="false">+</mo>
        <msub>
          <mi>T</mi>
          <mrow>
            <mrow>
              <mi>i</mi>
              <mo stretchy="false">−</mo>
              <mn>1</mn>
            </mrow>
          </mrow>
        </msub>
      </mrow>
      <msub>
        <mi>V</mi>
        <mi>i</mi>
      </msub>
      <msub>
        <mrow>
          <mover accent="true">
            <mi>r</mi>
            <mo stretchy="false">⃗</mo>
          </mover>
        </mrow>
        <mi>i</mi>
      </msub>
    </mrow>
    <annotation encoding="StarMath 5.0">{vec v}_{total} = {vec v}_0 + T_0 {vec v}_1 + dotslow + T_{i - 2}{vec v}_{i - 1} + T_{i - 1}{vec v}_i =
T_{i - 2}V_{i - 1} + T_{i - 1}V_i {vec r}_i</annotation>
  </semantics>
</math>
</file>

<file path=Object 21/content.xml><?xml version="1.0" encoding="utf-8"?>
<math xmlns="http://www.w3.org/1998/Math/MathML">
  <semantics>
    <mrow>
      <mrow>
        <msub>
          <mrow>
            <mover accent="true">
              <mi>l</mi>
              <mo stretchy="false">⃗</mo>
            </mover>
          </mrow>
          <mrow>
            <mi mathvariant="italic">total</mi>
          </mrow>
        </msub>
        <mo stretchy="false">=</mo>
        <mrow>
          <mrow>
            <mo stretchy="false">(</mo>
            <mrow>
              <mrow>
                <msub>
                  <mrow>
                    <mover accent="true">
                      <mi>v</mi>
                      <mo stretchy="false">⃗</mo>
                    </mover>
                  </mrow>
                  <mn>0</mn>
                </msub>
                <mo stretchy="false">+</mo>
                <msub>
                  <mi>T</mi>
                  <mn>0</mn>
                </msub>
              </mrow>
              <msub>
                <mrow>
                  <mover accent="true">
                    <mi>v</mi>
                    <mo stretchy="false">⃗</mo>
                  </mover>
                </mrow>
                <mn>1</mn>
              </msub>
            </mrow>
            <mo stretchy="false">)</mo>
          </mrow>
          <mo stretchy="false">×</mo>
          <msub>
            <mi>T</mi>
            <mn>0</mn>
          </msub>
        </mrow>
      </mrow>
      <mrow>
        <msub>
          <mrow>
            <mover accent="true">
              <mi>r</mi>
              <mo stretchy="false">⃗</mo>
            </mover>
          </mrow>
          <mn>1</mn>
        </msub>
        <mo stretchy="false">=</mo>
        <mrow>
          <msub>
            <mrow>
              <mover accent="true">
                <mi>v</mi>
                <mo stretchy="false">⃗</mo>
              </mover>
            </mrow>
            <mn>0</mn>
          </msub>
          <mo stretchy="false">×</mo>
          <msub>
            <mi>T</mi>
            <mn>0</mn>
          </msub>
        </mrow>
      </mrow>
      <mrow>
        <msub>
          <mrow>
            <mover accent="true">
              <mi>r</mi>
              <mo stretchy="false">⃗</mo>
            </mover>
          </mrow>
          <mn>1</mn>
        </msub>
        <mo stretchy="false">+</mo>
        <msub>
          <mi>T</mi>
          <mn>0</mn>
        </msub>
      </mrow>
      <mrow>
        <msub>
          <mrow>
            <mover accent="true">
              <mi>v</mi>
              <mo stretchy="false">⃗</mo>
            </mover>
          </mrow>
          <mn>1</mn>
        </msub>
        <mo stretchy="false">×</mo>
        <msub>
          <mi>T</mi>
          <mn>0</mn>
        </msub>
      </mrow>
      <mrow>
        <msub>
          <mrow>
            <mover accent="true">
              <mi>r</mi>
              <mo stretchy="false">⃗</mo>
            </mover>
          </mrow>
          <mn>1</mn>
        </msub>
        <mo stretchy="false">=</mo>
        <msub>
          <mi>V</mi>
          <mn>0</mn>
        </msub>
      </mrow>
      <msub>
        <mi>T</mi>
        <mn>0</mn>
      </msub>
    </mrow>
    <annotation encoding="StarMath 5.0">{vec l}_{total} = ({vec v}_0 + T_0 {vec v}_1) times T_0 {vec r}_1 =
{vec v}_0 times T_0 {vec r}_1 + T_0 {vec v}_1 times T_0 {vec r}_1 =
V_0 T_0 </annotation>
  </semantics>
</math>
</file>

<file path=Object 22/content.xml><?xml version="1.0" encoding="utf-8"?>
<math xmlns="http://www.w3.org/1998/Math/MathML">
  <semantics>
    <mtable>
      <mtr>
        <mtd>
          <mrow>
            <msub>
              <mi>T</mi>
              <mrow>
                <mi mathvariant="italic">AB</mi>
              </mrow>
            </msub>
            <mrow>
              <mi>A</mi>
              <mo stretchy="false">=</mo>
              <mi>B</mi>
            </mrow>
          </mrow>
        </mtd>
      </mtr>
      <mtr>
        <mtd>
          <mrow>
            <msub>
              <mi>T</mi>
              <mrow>
                <mi mathvariant="italic">BC</mi>
              </mrow>
            </msub>
            <mrow>
              <mi>B</mi>
              <mo stretchy="false">=</mo>
              <mi>C</mi>
            </mrow>
          </mrow>
        </mtd>
      </mtr>
      <mtr>
        <mtd>
          <mrow>
            <msub>
              <mi>T</mi>
              <mrow>
                <mi mathvariant="italic">BC</mi>
              </mrow>
            </msub>
            <msub>
              <mi>T</mi>
              <mrow>
                <mi mathvariant="italic">AB</mi>
              </mrow>
            </msub>
            <mrow>
              <mi>A</mi>
              <mo stretchy="false">=</mo>
              <mi>C</mi>
            </mrow>
          </mrow>
        </mtd>
      </mtr>
    </mtable>
    <annotation encoding="StarMath 5.0">T_{AB} A = B newline 

T_{BC} B = C newline

T_{BC} T_{AB} A = C


</annotation>
  </semantics>
</math>
</file>

<file path=Object 23/content.xml><?xml version="1.0" encoding="utf-8"?>
<math xmlns="http://www.w3.org/1998/Math/MathML">
  <semantics>
    <mtable>
      <mtr>
        <mtd>
          <mrow>
            <mrow>
              <mi>A</mi>
              <mo stretchy="false">=</mo>
              <mfenced open="[" close="]">
                <mrow>
                  <mtable>
                    <mtr>
                      <mtd>
                        <mrow>
                          <mn>1</mn>
                        </mrow>
                      </mtd>
                      <mtd>
                        <mrow>
                          <mn>0</mn>
                        </mrow>
                      </mtd>
                      <mtd>
                        <mrow>
                          <mn>0</mn>
                        </mrow>
                      </mtd>
                    </mtr>
                    <mtr>
                      <mtd>
                        <mrow>
                          <mn>0</mn>
                        </mrow>
                      </mtd>
                      <mtd>
                        <mrow>
                          <mn>1</mn>
                        </mrow>
                      </mtd>
                      <mtd>
                        <mrow>
                          <mn>0</mn>
                        </mrow>
                      </mtd>
                    </mtr>
                    <mtr>
                      <mtd>
                        <mrow>
                          <mn>0</mn>
                        </mrow>
                      </mtd>
                      <mtd>
                        <mrow>
                          <mn>0</mn>
                        </mrow>
                      </mtd>
                      <mtd>
                        <mrow>
                          <mn>1</mn>
                        </mrow>
                      </mtd>
                    </mtr>
                  </mtable>
                </mrow>
              </mfenced>
            </mrow>
          </mrow>
        </mtd>
      </mtr>
      <mtr>
        <mtd>
          <mrow>
            <mrow>
              <mi>B</mi>
              <mo stretchy="false">=</mo>
              <mfenced open="[" close="]">
                <mrow>
                  <mtable>
                    <mtr>
                      <mtd>
                        <mrow>
                          <mn>0</mn>
                        </mrow>
                      </mtd>
                      <mtd>
                        <mrow>
                          <mn>0</mn>
                        </mrow>
                      </mtd>
                      <mtd>
                        <mrow>
                          <mn>1</mn>
                        </mrow>
                      </mtd>
                    </mtr>
                    <mtr>
                      <mtd>
                        <mrow>
                          <mn>1</mn>
                        </mrow>
                      </mtd>
                      <mtd>
                        <mrow>
                          <mn>0</mn>
                        </mrow>
                      </mtd>
                      <mtd>
                        <mrow>
                          <mn>0</mn>
                        </mrow>
                      </mtd>
                    </mtr>
                    <mtr>
                      <mtd>
                        <mrow>
                          <mn>0</mn>
                        </mrow>
                      </mtd>
                      <mtd>
                        <mrow>
                          <mn>1</mn>
                        </mrow>
                      </mtd>
                      <mtd>
                        <mrow>
                          <mn>0</mn>
                        </mrow>
                      </mtd>
                    </mtr>
                  </mtable>
                </mrow>
              </mfenced>
            </mrow>
          </mrow>
        </mtd>
      </mtr>
      <mtr>
        <mtd>
          <mrow>
            <mrow>
              <mi>C</mi>
              <mo stretchy="false">=</mo>
              <mfenced open="[" close="]">
                <mrow>
                  <mtable>
                    <mtr>
                      <mtd>
                        <mrow>
                          <mn>0</mn>
                        </mrow>
                      </mtd>
                      <mtd>
                        <mrow>
                          <mn>1</mn>
                        </mrow>
                      </mtd>
                      <mtd>
                        <mrow>
                          <mn>0</mn>
                        </mrow>
                      </mtd>
                    </mtr>
                    <mtr>
                      <mtd>
                        <mrow>
                          <mn>0</mn>
                        </mrow>
                      </mtd>
                      <mtd>
                        <mrow>
                          <mn>0</mn>
                        </mrow>
                      </mtd>
                      <mtd>
                        <mrow>
                          <mn>1</mn>
                        </mrow>
                      </mtd>
                    </mtr>
                    <mtr>
                      <mtd>
                        <mrow>
                          <mn>1</mn>
                        </mrow>
                      </mtd>
                      <mtd>
                        <mrow>
                          <mn>0</mn>
                        </mrow>
                      </mtd>
                      <mtd>
                        <mrow>
                          <mn>0</mn>
                        </mrow>
                      </mtd>
                    </mtr>
                  </mtable>
                </mrow>
              </mfenced>
            </mrow>
          </mrow>
        </mtd>
      </mtr>
    </mtable>
    <annotation encoding="StarMath 5.0">A = left [
matrix {
1 # 0 # 0 ##
0 # 1 # 0 ##
0 # 0 # 1
}
right ]

newline

B = left [
matrix {
0 # 0 # 1 ##
1 # 0 # 0 ##
0 # 1 # 0
}
right ]

newline

C = left [
matrix {
0 # 1 # 0 ##
0 # 0 # 1 ##
1 # 0 # 0
}
right ]
</annotation>
  </semantics>
</math>
</file>

<file path=Object 24/content.xml><?xml version="1.0" encoding="utf-8"?>
<math xmlns="http://www.w3.org/1998/Math/MathML">
  <semantics>
    <mrow>
      <mfenced open="[" close="]">
        <mrow>
          <mtable>
            <mtr>
              <mtd>
                <mrow>
                  <mn>0</mn>
                </mrow>
              </mtd>
              <mtd>
                <mrow>
                  <mn>0</mn>
                </mrow>
              </mtd>
              <mtd>
                <mrow>
                  <mn>1</mn>
                </mrow>
              </mtd>
            </mtr>
            <mtr>
              <mtd>
                <mrow>
                  <mn>1</mn>
                </mrow>
              </mtd>
              <mtd>
                <mrow>
                  <mn>0</mn>
                </mrow>
              </mtd>
              <mtd>
                <mrow>
                  <mn>0</mn>
                </mrow>
              </mtd>
            </mtr>
            <mtr>
              <mtd>
                <mrow>
                  <mn>0</mn>
                </mrow>
              </mtd>
              <mtd>
                <mrow>
                  <mn>1</mn>
                </mrow>
              </mtd>
              <mtd>
                <mrow>
                  <mn>0</mn>
                </mrow>
              </mtd>
            </mtr>
          </mtable>
        </mrow>
      </mfenced>
      <mrow>
        <mfenced open="[" close="]">
          <mrow>
            <mtable>
              <mtr>
                <mtd>
                  <mrow>
                    <mn>0</mn>
                  </mrow>
                </mtd>
                <mtd>
                  <mrow>
                    <mn>0</mn>
                  </mrow>
                </mtd>
                <mtd>
                  <mrow>
                    <mn>1</mn>
                  </mrow>
                </mtd>
              </mtr>
              <mtr>
                <mtd>
                  <mrow>
                    <mn>1</mn>
                  </mrow>
                </mtd>
                <mtd>
                  <mrow>
                    <mn>0</mn>
                  </mrow>
                </mtd>
                <mtd>
                  <mrow>
                    <mn>0</mn>
                  </mrow>
                </mtd>
              </mtr>
              <mtr>
                <mtd>
                  <mrow>
                    <mn>0</mn>
                  </mrow>
                </mtd>
                <mtd>
                  <mrow>
                    <mn>1</mn>
                  </mrow>
                </mtd>
                <mtd>
                  <mrow>
                    <mn>0</mn>
                  </mrow>
                </mtd>
              </mtr>
            </mtable>
          </mrow>
        </mfenced>
        <mo stretchy="false">=</mo>
        <mfenced open="[" close="]">
          <mrow>
            <mtable>
              <mtr>
                <mtd>
                  <mrow>
                    <mn>0</mn>
                  </mrow>
                </mtd>
                <mtd>
                  <mrow>
                    <mn>1</mn>
                  </mrow>
                </mtd>
                <mtd>
                  <mrow>
                    <mn>0</mn>
                  </mrow>
                </mtd>
              </mtr>
              <mtr>
                <mtd>
                  <mrow>
                    <mn>0</mn>
                  </mrow>
                </mtd>
                <mtd>
                  <mrow>
                    <mn>0</mn>
                  </mrow>
                </mtd>
                <mtd>
                  <mrow>
                    <mn>1</mn>
                  </mrow>
                </mtd>
              </mtr>
              <mtr>
                <mtd>
                  <mrow>
                    <mn>1</mn>
                  </mrow>
                </mtd>
                <mtd>
                  <mrow>
                    <mn>0</mn>
                  </mrow>
                </mtd>
                <mtd>
                  <mrow>
                    <mn>0</mn>
                  </mrow>
                </mtd>
              </mtr>
            </mtable>
          </mrow>
        </mfenced>
      </mrow>
    </mrow>
    <annotation encoding="StarMath 5.0"> left [
matrix {
0 # 0 # 1 ##
1 # 0 # 0 ##
0 # 1 # 0
}
right ]

 left [
matrix {
0 # 0 # 1 ##
1 # 0 # 0 ##
0 # 1 # 0
}
right ] =
 left [
matrix {
0 # 1 # 0 ##
0 # 0 # 1 ##
1 # 0 # 0
}
right ]</annotation>
  </semantics>
</math>
</file>

<file path=Object 25/content.xml><?xml version="1.0" encoding="utf-8"?>
<math xmlns="http://www.w3.org/1998/Math/MathML">
  <semantics>
    <mrow>
      <mrow>
        <msub>
          <mi mathvariant="italic">Av</mi>
          <mrow>
            <mi>a</mi>
          </mrow>
        </msub>
        <mo stretchy="false">=</mo>
        <msub>
          <mi mathvariant="italic">Bv</mi>
          <mrow>
            <mi>b</mi>
          </mrow>
        </msub>
      </mrow>
    </mrow>
    <annotation encoding="StarMath 5.0">Av_{a} = Bv_{b}

</annotation>
  </semantics>
</math>
</file>

<file path=Object 26/content.xml><?xml version="1.0" encoding="utf-8"?>
<math xmlns="http://www.w3.org/1998/Math/MathML">
  <semantics>
    <mrow>
      <mi>A</mi>
      <mrow>
        <mi>v</mi>
        <mo stretchy="false">=</mo>
        <mfenced open="[" close="]">
          <mrow>
            <mtable>
              <mtr>
                <mtd>
                  <mrow>
                    <mn>1</mn>
                  </mrow>
                </mtd>
                <mtd>
                  <mrow>
                    <mn>0</mn>
                  </mrow>
                </mtd>
                <mtd>
                  <mrow>
                    <mn>0</mn>
                  </mrow>
                </mtd>
              </mtr>
              <mtr>
                <mtd>
                  <mrow>
                    <mn>0</mn>
                  </mrow>
                </mtd>
                <mtd>
                  <mrow>
                    <mn>1</mn>
                  </mrow>
                </mtd>
                <mtd>
                  <mrow>
                    <mn>0</mn>
                  </mrow>
                </mtd>
              </mtr>
              <mtr>
                <mtd>
                  <mrow>
                    <mn>0</mn>
                  </mrow>
                </mtd>
                <mtd>
                  <mrow>
                    <mn>0</mn>
                  </mrow>
                </mtd>
                <mtd>
                  <mrow>
                    <mn>1</mn>
                  </mrow>
                </mtd>
              </mtr>
            </mtable>
          </mrow>
        </mfenced>
      </mrow>
      <mrow>
        <mfenced open="[" close="]">
          <mrow>
            <mtable>
              <mtr>
                <mtd>
                  <mrow>
                    <mn>0</mn>
                  </mrow>
                </mtd>
              </mtr>
              <mtr>
                <mtd>
                  <mrow>
                    <mn>0</mn>
                  </mrow>
                </mtd>
              </mtr>
              <mtr>
                <mtd>
                  <mrow>
                    <mn>1</mn>
                  </mrow>
                </mtd>
              </mtr>
            </mtable>
          </mrow>
        </mfenced>
        <mo stretchy="false">=</mo>
        <mfenced open="[" close="]">
          <mrow>
            <mtable>
              <mtr>
                <mtd>
                  <mrow>
                    <mn>0</mn>
                  </mrow>
                </mtd>
              </mtr>
              <mtr>
                <mtd>
                  <mrow>
                    <mn>0</mn>
                  </mrow>
                </mtd>
              </mtr>
              <mtr>
                <mtd>
                  <mrow>
                    <mn>1</mn>
                  </mrow>
                </mtd>
              </mtr>
            </mtable>
          </mrow>
        </mfenced>
      </mrow>
    </mrow>
    <annotation encoding="StarMath 5.0">A v =
left [
matrix {
1 # 0 # 0 ##
0 # 1 # 0 ##
0 # 0 # 1
} right ]

left [
matrix {
0 ##
0 ##
1
} right ]

=

left [
matrix {
0 ##
0 ##
1
} right ]
</annotation>
  </semantics>
</math>
</file>

<file path=Object 27/content.xml><?xml version="1.0" encoding="utf-8"?>
<math xmlns="http://www.w3.org/1998/Math/MathML">
  <semantics>
    <mrow>
      <mi>B</mi>
      <mrow>
        <mi>v</mi>
        <mo stretchy="false">=</mo>
        <mfenced open="[" close="]">
          <mrow>
            <mtable>
              <mtr>
                <mtd>
                  <mrow>
                    <mn>0</mn>
                  </mrow>
                </mtd>
                <mtd>
                  <mrow>
                    <mn>0</mn>
                  </mrow>
                </mtd>
                <mtd>
                  <mrow>
                    <mn>1</mn>
                  </mrow>
                </mtd>
              </mtr>
              <mtr>
                <mtd>
                  <mrow>
                    <mn>1</mn>
                  </mrow>
                </mtd>
                <mtd>
                  <mrow>
                    <mn>0</mn>
                  </mrow>
                </mtd>
                <mtd>
                  <mrow>
                    <mn>0</mn>
                  </mrow>
                </mtd>
              </mtr>
              <mtr>
                <mtd>
                  <mrow>
                    <mn>0</mn>
                  </mrow>
                </mtd>
                <mtd>
                  <mrow>
                    <mn>1</mn>
                  </mrow>
                </mtd>
                <mtd>
                  <mrow>
                    <mn>0</mn>
                  </mrow>
                </mtd>
              </mtr>
            </mtable>
          </mrow>
        </mfenced>
      </mrow>
      <mrow>
        <mfenced open="[" close="]">
          <mrow>
            <mtable>
              <mtr>
                <mtd>
                  <mrow>
                    <mn>0</mn>
                  </mrow>
                </mtd>
              </mtr>
              <mtr>
                <mtd>
                  <mrow>
                    <mn>0</mn>
                  </mrow>
                </mtd>
              </mtr>
              <mtr>
                <mtd>
                  <mrow>
                    <mn>1</mn>
                  </mrow>
                </mtd>
              </mtr>
            </mtable>
          </mrow>
        </mfenced>
        <mo stretchy="false">=</mo>
        <mfenced open="[" close="]">
          <mrow>
            <mtable>
              <mtr>
                <mtd>
                  <mrow>
                    <mn>1</mn>
                  </mrow>
                </mtd>
              </mtr>
              <mtr>
                <mtd>
                  <mrow>
                    <mn>0</mn>
                  </mrow>
                </mtd>
              </mtr>
              <mtr>
                <mtd>
                  <mrow>
                    <mn>0</mn>
                  </mrow>
                </mtd>
              </mtr>
            </mtable>
          </mrow>
        </mfenced>
      </mrow>
    </mrow>
    <annotation encoding="StarMath 5.0">B v =
left [
matrix {
0 # 0 # 1 ##
1 # 0 # 0 ##
0 # 1 # 0
} right ]

left [
matrix {
0 ##
0 ##
1
} right ]

=

left [
matrix {
1 ##
0 ##
0
} right ]
</annotation>
  </semantics>
</math>
</file>

<file path=Object 28/content.xml><?xml version="1.0" encoding="utf-8"?>
<math xmlns="http://www.w3.org/1998/Math/MathML">
  <semantics>
    <mrow>
      <msub>
        <mi>T</mi>
        <mrow>
          <mi mathvariant="italic">BC</mi>
        </mrow>
      </msub>
      <mrow>
        <mi>B</mi>
        <mo stretchy="false">=</mo>
        <mi>C</mi>
      </mrow>
      <mo stretchy="false">⇔</mo>
      <mrow>
        <msub>
          <mi>T</mi>
          <mrow>
            <mi mathvariant="italic">BC</mi>
          </mrow>
        </msub>
        <mo stretchy="false">=</mo>
        <mi>C</mi>
      </mrow>
      <mrow>
        <msup>
          <mi>B</mi>
          <mrow>
            <mrow>
              <mo stretchy="false">−</mo>
              <mn>1</mn>
            </mrow>
          </mrow>
        </msup>
        <mo stretchy="false">=</mo>
        <mi>C</mi>
      </mrow>
      <mrow>
        <msup>
          <mi>B</mi>
          <mrow>
            <mi>T</mi>
          </mrow>
        </msup>
        <mo stretchy="false">=</mo>
        <mfenced open="[" close="]">
          <mrow>
            <mtable>
              <mtr>
                <mtd>
                  <mrow>
                    <mn>0</mn>
                  </mrow>
                </mtd>
                <mtd>
                  <mrow>
                    <mn>1</mn>
                  </mrow>
                </mtd>
                <mtd>
                  <mrow>
                    <mn>0</mn>
                  </mrow>
                </mtd>
              </mtr>
              <mtr>
                <mtd>
                  <mrow>
                    <mn>0</mn>
                  </mrow>
                </mtd>
                <mtd>
                  <mrow>
                    <mn>0</mn>
                  </mrow>
                </mtd>
                <mtd>
                  <mrow>
                    <mn>1</mn>
                  </mrow>
                </mtd>
              </mtr>
              <mtr>
                <mtd>
                  <mrow>
                    <mn>1</mn>
                  </mrow>
                </mtd>
                <mtd>
                  <mrow>
                    <mn>0</mn>
                  </mrow>
                </mtd>
                <mtd>
                  <mrow>
                    <mn>0</mn>
                  </mrow>
                </mtd>
              </mtr>
            </mtable>
          </mrow>
        </mfenced>
      </mrow>
      <mrow>
        <mfenced open="[" close="]">
          <mrow>
            <mtable>
              <mtr>
                <mtd>
                  <mrow>
                    <mn>0</mn>
                  </mrow>
                </mtd>
                <mtd>
                  <mrow>
                    <mn>1</mn>
                  </mrow>
                </mtd>
                <mtd>
                  <mrow>
                    <mn>0</mn>
                  </mrow>
                </mtd>
              </mtr>
              <mtr>
                <mtd>
                  <mrow>
                    <mn>0</mn>
                  </mrow>
                </mtd>
                <mtd>
                  <mrow>
                    <mn>0</mn>
                  </mrow>
                </mtd>
                <mtd>
                  <mrow>
                    <mn>1</mn>
                  </mrow>
                </mtd>
              </mtr>
              <mtr>
                <mtd>
                  <mrow>
                    <mn>1</mn>
                  </mrow>
                </mtd>
                <mtd>
                  <mrow>
                    <mn>0</mn>
                  </mrow>
                </mtd>
                <mtd>
                  <mrow>
                    <mn>0</mn>
                  </mrow>
                </mtd>
              </mtr>
            </mtable>
          </mrow>
        </mfenced>
        <mo stretchy="false">=</mo>
        <mfenced open="[" close="]">
          <mrow>
            <mtable>
              <mtr>
                <mtd>
                  <mrow>
                    <mn>0</mn>
                  </mrow>
                </mtd>
                <mtd>
                  <mrow>
                    <mn>0</mn>
                  </mrow>
                </mtd>
                <mtd>
                  <mrow>
                    <mn>1</mn>
                  </mrow>
                </mtd>
              </mtr>
              <mtr>
                <mtd>
                  <mrow>
                    <mn>1</mn>
                  </mrow>
                </mtd>
                <mtd>
                  <mrow>
                    <mn>0</mn>
                  </mrow>
                </mtd>
                <mtd>
                  <mrow>
                    <mn>0</mn>
                  </mrow>
                </mtd>
              </mtr>
              <mtr>
                <mtd>
                  <mrow>
                    <mn>0</mn>
                  </mrow>
                </mtd>
                <mtd>
                  <mrow>
                    <mn>1</mn>
                  </mrow>
                </mtd>
                <mtd>
                  <mrow>
                    <mn>0</mn>
                  </mrow>
                </mtd>
              </mtr>
            </mtable>
          </mrow>
        </mfenced>
      </mrow>
    </mrow>
    <annotation encoding="StarMath 5.0">T_{BC} B = C dlrarrow T_{BC} = C B^{-1} = C B^{T} = left [
matrix {
0 # 1 # 0 ##
0 # 0 # 1 ##
1 # 0 # 0
}
right ]

left [
matrix {
0 # 1 # 0 ##
0 # 0 # 1 ##
1 # 0 # 0
}
right ]
= left [
matrix {
0 # 0 # 1 ##
1 # 0 # 0 ##
0 # 1 # 0
}
right ]
</annotation>
  </semantics>
</math>
</file>

<file path=Object 29/content.xml><?xml version="1.0" encoding="utf-8"?>
<math xmlns="http://www.w3.org/1998/Math/MathML">
  <semantics>
    <mrow>
      <msup>
        <mi>B</mi>
        <mrow>
          <mi>T</mi>
        </mrow>
      </msup>
      <mrow>
        <mi>v</mi>
        <mo stretchy="false">=</mo>
        <mfenced open="[" close="]">
          <mrow>
            <mtable>
              <mtr>
                <mtd>
                  <mrow>
                    <mn>0</mn>
                  </mrow>
                </mtd>
                <mtd>
                  <mrow>
                    <mn>1</mn>
                  </mrow>
                </mtd>
                <mtd>
                  <mrow>
                    <mn>0</mn>
                  </mrow>
                </mtd>
              </mtr>
              <mtr>
                <mtd>
                  <mrow>
                    <mn>0</mn>
                  </mrow>
                </mtd>
                <mtd>
                  <mrow>
                    <mn>0</mn>
                  </mrow>
                </mtd>
                <mtd>
                  <mrow>
                    <mn>1</mn>
                  </mrow>
                </mtd>
              </mtr>
              <mtr>
                <mtd>
                  <mrow>
                    <mn>1</mn>
                  </mrow>
                </mtd>
                <mtd>
                  <mrow>
                    <mn>0</mn>
                  </mrow>
                </mtd>
                <mtd>
                  <mrow>
                    <mn>0</mn>
                  </mrow>
                </mtd>
              </mtr>
            </mtable>
          </mrow>
        </mfenced>
      </mrow>
      <mrow>
        <mfenced open="[" close="]">
          <mrow>
            <mtable>
              <mtr>
                <mtd>
                  <mrow>
                    <mn>0</mn>
                  </mrow>
                </mtd>
              </mtr>
              <mtr>
                <mtd>
                  <mrow>
                    <mn>0</mn>
                  </mrow>
                </mtd>
              </mtr>
              <mtr>
                <mtd>
                  <mrow>
                    <mn>1</mn>
                  </mrow>
                </mtd>
              </mtr>
            </mtable>
          </mrow>
        </mfenced>
        <mo stretchy="false">=</mo>
        <mfenced open="[" close="]">
          <mrow>
            <mtable>
              <mtr>
                <mtd>
                  <mrow>
                    <mn>0</mn>
                  </mrow>
                </mtd>
              </mtr>
              <mtr>
                <mtd>
                  <mrow>
                    <mn>1</mn>
                  </mrow>
                </mtd>
              </mtr>
              <mtr>
                <mtd>
                  <mrow>
                    <mn>0</mn>
                  </mrow>
                </mtd>
              </mtr>
            </mtable>
          </mrow>
        </mfenced>
      </mrow>
    </mrow>
    <annotation encoding="StarMath 5.0">B^{T} v =
left [
matrix {
0 # 1 # 0 ##
0 # 0 # 1 ##
1 # 0 # 0
} right ]

left [
matrix {
0 ##
0 ##
1
} right ]

=

left [
matrix {
0 ##
1 ##
0
} right ]
</annotation>
  </semantics>
</math>
</file>

<file path=Object 3/content.xml><?xml version="1.0" encoding="utf-8"?>
<math xmlns="http://www.w3.org/1998/Math/MathML">
  <semantics>
    <mrow>
      <mrow>
        <mover accent="true">
          <msub>
            <mi>r</mi>
            <mrow>
              <mi>i</mi>
            </mrow>
          </msub>
          <mo stretchy="false">⃗</mo>
        </mover>
        <mo stretchy="false">=</mo>
        <mrow>
          <mover accent="true">
            <mi>R</mi>
            <mo stretchy="false">⃗</mo>
          </mover>
          <mo stretchy="false">+</mo>
          <msup>
            <mrow>
              <mover accent="true">
                <msub>
                  <mi>r</mi>
                  <mrow>
                    <mi>i</mi>
                  </mrow>
                </msub>
                <mo stretchy="false">⃗</mo>
              </mover>
            </mrow>
            <mrow>
              <mi>'</mi>
            </mrow>
          </msup>
        </mrow>
      </mrow>
    </mrow>
    <annotation encoding="StarMath 5.0">vec r_{i} = vec R + {vec r_{i}}^{'}</annotation>
  </semantics>
</math>
</file>

<file path=Object 30/content.xml><?xml version="1.0" encoding="utf-8"?>
<math xmlns="http://www.w3.org/1998/Math/MathML">
  <semantics>
    <mtable>
      <mtr>
        <mtd>
          <mrow>
            <msub>
              <mi>T</mi>
              <mrow>
                <mi>a</mi>
              </mrow>
            </msub>
            <mrow>
              <msub>
                <mi>v</mi>
                <mrow>
                  <mi>a</mi>
                </mrow>
              </msub>
              <mo stretchy="false">=</mo>
              <msubsup>
                <mi>v</mi>
                <mrow>
                  <mi>a</mi>
                </mrow>
                <mrow>
                  <mi>'</mi>
                </mrow>
              </msubsup>
            </mrow>
            <mo stretchy="false">⇔</mo>
            <msub>
              <mi>T</mi>
              <mrow>
                <mi>b</mi>
              </mrow>
            </msub>
            <mrow>
              <msub>
                <mi>v</mi>
                <mrow>
                  <mi>b</mi>
                </mrow>
              </msub>
              <mo stretchy="false">=</mo>
              <msubsup>
                <mi>v</mi>
                <mrow>
                  <mi>b</mi>
                </mrow>
                <mrow>
                  <mi>'</mi>
                </mrow>
              </msubsup>
            </mrow>
          </mrow>
        </mtd>
      </mtr>
      <mtr>
        <mtd>
          <mrow>
            <msub>
              <mi>T</mi>
              <mrow>
                <mi>a</mi>
              </mrow>
            </msub>
            <msup>
              <mi>A</mi>
              <mrow>
                <mrow>
                  <mo stretchy="false">−</mo>
                  <mn>1</mn>
                </mrow>
              </mrow>
            </msup>
            <mrow>
              <msub>
                <mi mathvariant="italic">Bv</mi>
                <mrow>
                  <mi>b</mi>
                </mrow>
              </msub>
              <mo stretchy="false">=</mo>
              <msup>
                <mi>A</mi>
                <mrow>
                  <mrow>
                    <mo stretchy="false">−</mo>
                    <mn>1</mn>
                  </mrow>
                </mrow>
              </msup>
            </mrow>
            <msubsup>
              <mi mathvariant="italic">Bv</mi>
              <mrow>
                <mi>b</mi>
              </mrow>
              <mrow>
                <mi>'</mi>
              </mrow>
            </msubsup>
            <mo stretchy="false">⇔</mo>
            <msub>
              <mi>T</mi>
              <mrow>
                <mi>b</mi>
              </mrow>
            </msub>
            <mrow>
              <msub>
                <mi>v</mi>
                <mrow>
                  <mi>b</mi>
                </mrow>
              </msub>
              <mo stretchy="false">=</mo>
              <msubsup>
                <mi>v</mi>
                <mrow>
                  <mi>b</mi>
                </mrow>
                <mrow>
                  <mi>'</mi>
                </mrow>
              </msubsup>
            </mrow>
          </mrow>
        </mtd>
      </mtr>
      <mtr>
        <mtd>
          <mrow>
            <msup>
              <mi>B</mi>
              <mrow>
                <mrow>
                  <mo stretchy="false">−</mo>
                  <mn>1</mn>
                </mrow>
              </mrow>
            </msup>
            <msub>
              <mi mathvariant="italic">AT</mi>
              <mrow>
                <mi>a</mi>
              </mrow>
            </msub>
            <msup>
              <mi>A</mi>
              <mrow>
                <mrow>
                  <mo stretchy="false">−</mo>
                  <mn>1</mn>
                </mrow>
              </mrow>
            </msup>
            <mrow>
              <msub>
                <mi mathvariant="italic">Bv</mi>
                <mrow>
                  <mi>b</mi>
                </mrow>
              </msub>
              <mo stretchy="false">=</mo>
              <msubsup>
                <mi>v</mi>
                <mrow>
                  <mi>b</mi>
                </mrow>
                <mrow>
                  <mi>'</mi>
                </mrow>
              </msubsup>
            </mrow>
            <mo stretchy="false">⇔</mo>
            <msub>
              <mi>T</mi>
              <mrow>
                <mi>b</mi>
              </mrow>
            </msub>
            <mrow>
              <msub>
                <mi>v</mi>
                <mrow>
                  <mi>b</mi>
                </mrow>
              </msub>
              <mo stretchy="false">=</mo>
              <msubsup>
                <mi>v</mi>
                <mrow>
                  <mi>b</mi>
                </mrow>
                <mrow>
                  <mi>'</mi>
                </mrow>
              </msubsup>
            </mrow>
          </mrow>
        </mtd>
      </mtr>
      <mtr>
        <mtd>
          <mrow>
            <msup>
              <mi>B</mi>
              <mrow>
                <mrow>
                  <mo stretchy="false">−</mo>
                  <mn>1</mn>
                </mrow>
              </mrow>
            </msup>
            <msub>
              <mi mathvariant="italic">AT</mi>
              <mrow>
                <mi>a</mi>
              </mrow>
            </msub>
            <msup>
              <mi>A</mi>
              <mrow>
                <mrow>
                  <mo stretchy="false">−</mo>
                  <mn>1</mn>
                </mrow>
              </mrow>
            </msup>
            <mrow>
              <mi>B</mi>
              <mo stretchy="false">=</mo>
              <msub>
                <mi>T</mi>
                <mrow>
                  <mi>b</mi>
                </mrow>
              </msub>
            </mrow>
          </mrow>
        </mtd>
      </mtr>
    </mtable>
    <annotation encoding="StarMath 5.0">T_{a} v_{a} = v^{'}_{a} dlrarrow
T_{b} v_{b} = v^{'}_{b} newline
T_{a} A^{-1}Bv_{b} = A^{-1}Bv^{'}_{b} dlrarrow T_{b} v_{b} = v^{'}_{b} newline
B^{-1}AT_{a} A^{-1}Bv_{b} = v^{'}_{b} dlrarrow T_{b} v_{b} = v^{'}_{b} newline
B^{-1}AT_{a} A^{-1}B=T_{b}
</annotation>
  </semantics>
</math>
</file>

<file path=Object 31/content.xml><?xml version="1.0" encoding="utf-8"?>
<math xmlns="http://www.w3.org/1998/Math/MathML">
  <semantics>
    <mtable>
      <mtr>
        <mtd>
          <mrow>
            <msup>
              <mi>B</mi>
              <mrow>
                <mrow>
                  <mo stretchy="false">−</mo>
                  <mn>1</mn>
                </mrow>
              </mrow>
            </msup>
            <mrow>
              <msub>
                <mi mathvariant="italic">Av</mi>
                <mrow>
                  <mi>a</mi>
                </mrow>
              </msub>
              <mo stretchy="false">=</mo>
              <msub>
                <mi>v</mi>
                <mrow>
                  <mi>b</mi>
                </mrow>
              </msub>
            </mrow>
          </mrow>
        </mtd>
      </mtr>
      <mtr>
        <mtd>
          <mrow>
            <mrow>
              <msub>
                <mi>v</mi>
                <mrow>
                  <mi>a</mi>
                </mrow>
              </msub>
              <mo stretchy="false">=</mo>
              <msup>
                <mi>A</mi>
                <mrow>
                  <mrow>
                    <mo stretchy="false">−</mo>
                    <mn>1</mn>
                  </mrow>
                </mrow>
              </msup>
            </mrow>
            <msub>
              <mi mathvariant="italic">Bv</mi>
              <mrow>
                <mi>b</mi>
              </mrow>
            </msub>
          </mrow>
        </mtd>
      </mtr>
    </mtable>
    <annotation encoding="StarMath 5.0">
B^{-1}Av_{a} = v_{b} newline

v_{a} = A^{-1}Bv_{b}



</annotation>
  </semantics>
</math>
</file>

<file path=Object 32/content.xml><?xml version="1.0" encoding="utf-8"?>
<math xmlns="http://www.w3.org/1998/Math/MathML">
  <semantics>
    <mrow>
      <mi mathvariant="italic">det</mi>
      <mrow>
        <mi>A</mi>
        <mo stretchy="false">=</mo>
        <mn>1</mn>
      </mrow>
      <mo stretchy="false">⇒</mo>
      <mrow>
        <msup>
          <mi>A</mi>
          <mrow>
            <mo stretchy="false">−</mo>
            <mn>1</mn>
          </mrow>
        </msup>
        <mo stretchy="false">=</mo>
        <msup>
          <mi>A</mi>
          <mi>T</mi>
        </msup>
      </mrow>
    </mrow>
    <annotation encoding="StarMath 5.0">det A = 1 drarrow
A^-1=A^T</annotation>
  </semantics>
</math>
</file>

<file path=Object 33/content.xml><?xml version="1.0" encoding="utf-8"?>
<math xmlns="http://www.w3.org/1998/Math/MathML">
  <semantics>
    <mrow>
      <mrow>
        <msup>
          <mrow>
            <mo stretchy="false">(</mo>
            <mrow>
              <mi mathvariant="italic">AB</mi>
            </mrow>
            <mo stretchy="false">)</mo>
          </mrow>
          <mrow>
            <mrow>
              <mo stretchy="false">−</mo>
              <mn>1</mn>
            </mrow>
          </mrow>
        </msup>
        <mo stretchy="false">=</mo>
        <msup>
          <mi>B</mi>
          <mrow>
            <mrow>
              <mo stretchy="false">−</mo>
              <mn>1</mn>
            </mrow>
          </mrow>
        </msup>
      </mrow>
      <msup>
        <mi>A</mi>
        <mrow>
          <mrow>
            <mo stretchy="false">−</mo>
            <mn>1</mn>
          </mrow>
        </mrow>
      </msup>
    </mrow>
    <annotation encoding="StarMath 5.0">(AB)^{-1} = B^{-1}A^{-1}</annotation>
  </semantics>
</math>
</file>

<file path=Object 34/content.xml><?xml version="1.0" encoding="utf-8"?>
<math xmlns="http://www.w3.org/1998/Math/MathML">
  <semantics>
    <mrow>
      <mrow>
        <mover accent="true">
          <mi>r</mi>
          <mo stretchy="false">⃗</mo>
        </mover>
        <mo stretchy="false">=</mo>
        <mrow>
          <mover accent="true">
            <mi>r</mi>
            <mo stretchy="false">⃗</mo>
          </mover>
          <mo stretchy="false">+</mo>
          <mover accent="true">
            <mi>v</mi>
            <mo stretchy="false">⃗</mo>
          </mover>
        </mrow>
      </mrow>
      <mrow>
        <mi>t</mi>
        <mo stretchy="false">=</mo>
        <mrow>
          <mover accent="true">
            <mi>r</mi>
            <mo stretchy="false">⃗</mo>
          </mover>
          <mo stretchy="false">+</mo>
          <msub>
            <mi>V</mi>
            <mrow>
              <mi>i</mi>
            </mrow>
          </msub>
        </mrow>
      </mrow>
      <mover accent="true">
        <mi>r</mi>
        <mo stretchy="false">⃗</mo>
      </mover>
      <mrow>
        <mi>t</mi>
        <mo stretchy="false">=</mo>
        <mover accent="true">
          <mi>r</mi>
          <mo stretchy="false">⃗</mo>
        </mover>
      </mrow>
      <mrow>
        <mo stretchy="false">(</mo>
        <mrow>
          <mrow>
            <mi>I</mi>
            <mo stretchy="false">+</mo>
            <msub>
              <mi>V</mi>
              <mrow>
                <mi>i</mi>
              </mrow>
            </msub>
          </mrow>
          <mi>t</mi>
        </mrow>
        <mo stretchy="false">)</mo>
      </mrow>
    </mrow>
    <annotation encoding="StarMath 5.0">vec r = vec r + vec v t= vec r + V_{i} vec r t= vec r (I + V_{i} t)</annotation>
  </semantics>
</math>
</file>

<file path=Object 4/content.xml><?xml version="1.0" encoding="utf-8"?>
<math xmlns="http://www.w3.org/1998/Math/MathML">
  <semantics>
    <mrow>
      <mrow>
        <mrow>
          <mrow>
            <mover accent="true">
              <msub>
                <mi>R</mi>
                <mrow>
                  <mi>c</mi>
                </mrow>
              </msub>
              <mo stretchy="false">⃗</mo>
            </mover>
            <mo stretchy="false">=</mo>
            <mfrac>
              <mrow>
                <mrow>
                  <munder>
                    <mo stretchy="false">∑</mo>
                    <mrow>
                      <mi>i</mi>
                    </mrow>
                  </munder>
                  <msub>
                    <mi>m</mi>
                    <mrow>
                      <mi>i</mi>
                    </mrow>
                  </msub>
                </mrow>
                <mover accent="true">
                  <msub>
                    <mi>r</mi>
                    <mrow>
                      <mi>i</mi>
                    </mrow>
                  </msub>
                  <mo stretchy="false">⃗</mo>
                </mover>
              </mrow>
              <mi>M</mi>
            </mfrac>
          </mrow>
          <mo stretchy="false">=</mo>
          <mfrac>
            <mrow>
              <mrow>
                <munder>
                  <mo stretchy="false">∑</mo>
                  <mrow>
                    <mi>i</mi>
                  </mrow>
                </munder>
                <msub>
                  <mi>m</mi>
                  <mrow>
                    <mi>i</mi>
                  </mrow>
                </msub>
              </mrow>
              <mrow>
                <mo stretchy="false">(</mo>
                <mrow>
                  <mrow>
                    <mover accent="true">
                      <mi>R</mi>
                      <mo stretchy="false">⃗</mo>
                    </mover>
                    <mo stretchy="false">+</mo>
                    <msup>
                      <mrow>
                        <mover accent="true">
                          <msub>
                            <mi>r</mi>
                            <mrow>
                              <mi>i</mi>
                            </mrow>
                          </msub>
                          <mo stretchy="false">⃗</mo>
                        </mover>
                      </mrow>
                      <mrow>
                        <mi>'</mi>
                      </mrow>
                    </msup>
                  </mrow>
                </mrow>
                <mo stretchy="false">)</mo>
              </mrow>
            </mrow>
            <mi>M</mi>
          </mfrac>
        </mrow>
        <mo stretchy="false">=</mo>
        <mrow>
          <mover accent="true">
            <mi>R</mi>
            <mo stretchy="false">⃗</mo>
          </mover>
          <mo stretchy="false">+</mo>
          <mfrac>
            <mrow>
              <mrow>
                <munder>
                  <mo stretchy="false">∑</mo>
                  <mrow>
                    <mi>i</mi>
                  </mrow>
                </munder>
                <msub>
                  <mi>m</mi>
                  <mrow>
                    <mi>i</mi>
                  </mrow>
                </msub>
              </mrow>
              <msup>
                <mrow>
                  <mover accent="true">
                    <msub>
                      <mi>r</mi>
                      <mrow>
                        <mi>i</mi>
                      </mrow>
                    </msub>
                    <mo stretchy="false">⃗</mo>
                  </mover>
                </mrow>
                <mrow>
                  <mi>'</mi>
                </mrow>
              </msup>
            </mrow>
            <mi>M</mi>
          </mfrac>
        </mrow>
      </mrow>
    </mrow>
    <annotation encoding="StarMath 5.0">vec R_{c} = {sum from{i} m_{i} vec r_{i}} over M
= {sum from{i} m_{i} (vec R + {vec r_{i}}^{'})} over M
= vec R + {sum from{i} m_{i} {vec r_{i}}^{'}} over M</annotation>
  </semantics>
</math>
</file>

<file path=Object 5/content.xml><?xml version="1.0" encoding="utf-8"?>
<math xmlns="http://www.w3.org/1998/Math/MathML">
  <semantics>
    <mrow>
      <mrow>
        <mover accent="true">
          <msub>
            <mi>v</mi>
            <mrow>
              <mi>i</mi>
            </mrow>
          </msub>
          <mo stretchy="false">⃗</mo>
        </mover>
        <mo stretchy="false">=</mo>
        <mrow>
          <mover accent="true">
            <mi>V</mi>
            <mo stretchy="false">⃗</mo>
          </mover>
          <mo stretchy="false">+</mo>
          <msup>
            <mrow>
              <mover accent="true">
                <msub>
                  <mi>v</mi>
                  <mrow>
                    <mi>i</mi>
                  </mrow>
                </msub>
                <mo stretchy="false">⃗</mo>
              </mover>
            </mrow>
            <mrow>
              <mi>'</mi>
            </mrow>
          </msup>
        </mrow>
      </mrow>
    </mrow>
    <annotation encoding="StarMath 5.0">vec v_{i} = vec V + {vec v_{i}}^{'}</annotation>
  </semantics>
</math>
</file>

<file path=Object 6/content.xml><?xml version="1.0" encoding="utf-8"?>
<math xmlns="http://www.w3.org/1998/Math/MathML">
  <semantics>
    <mrow>
      <mrow>
        <mi>M</mi>
        <mo stretchy="false">=</mo>
        <mrow>
          <munder>
            <mo stretchy="false">∑</mo>
            <mrow>
              <mi>i</mi>
            </mrow>
          </munder>
          <msub>
            <mi>m</mi>
            <mrow>
              <mi>i</mi>
            </mrow>
          </msub>
        </mrow>
      </mrow>
    </mrow>
    <annotation encoding="StarMath 5.0">M = sum from{i} m_{i}</annotation>
  </semantics>
</math>
</file>

<file path=Object 7/content.xml><?xml version="1.0" encoding="utf-8"?>
<math xmlns="http://www.w3.org/1998/Math/MathML">
  <semantics>
    <mrow>
      <mrow>
        <mfrac>
          <mrow>
            <mrow>
              <munder>
                <mo stretchy="false">∑</mo>
                <mrow>
                  <mi>i</mi>
                </mrow>
              </munder>
              <msub>
                <mi>m</mi>
                <mrow>
                  <mi>i</mi>
                </mrow>
              </msub>
            </mrow>
            <msup>
              <mrow>
                <mover accent="true">
                  <msub>
                    <mi>r</mi>
                    <mrow>
                      <mi>i</mi>
                    </mrow>
                  </msub>
                  <mo stretchy="false">⃗</mo>
                </mover>
              </mrow>
              <mrow>
                <mi>'</mi>
              </mrow>
            </msup>
          </mrow>
          <mi>M</mi>
        </mfrac>
        <mo stretchy="false">=</mo>
        <mn>0</mn>
      </mrow>
      <mo stretchy="false">⇔</mo>
      <mrow>
        <mrow>
          <mrow>
            <munder>
              <mo stretchy="false">∑</mo>
              <mrow>
                <mi>i</mi>
              </mrow>
            </munder>
            <msub>
              <mi>m</mi>
              <mrow>
                <mi>i</mi>
              </mrow>
            </msub>
          </mrow>
          <msup>
            <mrow>
              <mover accent="true">
                <msub>
                  <mi>r</mi>
                  <mrow>
                    <mi>i</mi>
                  </mrow>
                </msub>
                <mo stretchy="false">⃗</mo>
              </mover>
            </mrow>
            <mrow>
              <mi>'</mi>
            </mrow>
          </msup>
        </mrow>
        <mo stretchy="false">=</mo>
        <mn>0</mn>
      </mrow>
    </mrow>
    <annotation encoding="StarMath 5.0">{sum from{i} m_{i} {vec r_{i}}^{'}} over M = 0 dlrarrow
{sum from{i} m_{i} {vec r_{i}}^{'}} = 0</annotation>
  </semantics>
</math>
</file>

<file path=Object 8/content.xml><?xml version="1.0" encoding="utf-8"?>
<math xmlns="http://www.w3.org/1998/Math/MathML">
  <semantics>
    <mrow>
      <mrow>
        <mover accent="true">
          <mi>R</mi>
          <mo stretchy="false">⃗</mo>
        </mover>
        <mo stretchy="false">=</mo>
        <mover accent="true">
          <msub>
            <mi>R</mi>
            <mrow>
              <mi>c</mi>
            </mrow>
          </msub>
          <mo stretchy="false">⃗</mo>
        </mover>
      </mrow>
    </mrow>
    <annotation encoding="StarMath 5.0">vec R = vec R_{c}</annotation>
  </semantics>
</math>
</file>

<file path=Object 9/content.xml><?xml version="1.0" encoding="utf-8"?>
<math xmlns="http://www.w3.org/1998/Math/MathML">
  <semantics>
    <mrow>
      <mrow>
        <mover accent="true">
          <mi>p</mi>
          <mo stretchy="false">⃗</mo>
        </mover>
        <mo stretchy="false">=</mo>
        <mrow>
          <munder>
            <mo stretchy="false">∑</mo>
            <mrow>
              <mi>i</mi>
            </mrow>
          </munder>
          <msub>
            <mi>m</mi>
            <mrow>
              <mi>i</mi>
            </mrow>
          </msub>
        </mrow>
      </mrow>
      <mrow>
        <mo stretchy="false">(</mo>
        <mrow>
          <mrow>
            <mover accent="true">
              <mi>V</mi>
              <mo stretchy="false">⃗</mo>
            </mover>
            <mo stretchy="false">+</mo>
            <msup>
              <mrow>
                <mover accent="true">
                  <msub>
                    <mi>v</mi>
                    <mrow>
                      <mi>i</mi>
                    </mrow>
                  </msub>
                  <mo stretchy="false">⃗</mo>
                </mover>
              </mrow>
              <mrow>
                <mi>'</mi>
              </mrow>
            </msup>
          </mrow>
        </mrow>
        <mo stretchy="false">)</mo>
      </mrow>
      <mrow>
        <mi/>
        <mo stretchy="false">=</mo>
        <mi/>
      </mrow>
      <mi>M</mi>
      <mrow>
        <mover accent="true">
          <mi>V</mi>
          <mo stretchy="false">⃗</mo>
        </mover>
        <mo stretchy="false">+</mo>
        <mrow>
          <munder>
            <mo stretchy="false">∑</mo>
            <mrow>
              <mi>i</mi>
            </mrow>
          </munder>
          <msub>
            <mi>m</mi>
            <mrow>
              <mi>i</mi>
            </mrow>
          </msub>
        </mrow>
      </mrow>
      <msup>
        <mrow>
          <mover accent="true">
            <msub>
              <mi>v</mi>
              <mrow>
                <mi>i</mi>
              </mrow>
            </msub>
            <mo stretchy="false">⃗</mo>
          </mover>
        </mrow>
        <mrow>
          <mi>'</mi>
        </mrow>
      </msup>
      <mrow>
        <mi/>
        <mo stretchy="false">=</mo>
        <mi/>
      </mrow>
      <mrow>
        <mover accent="true">
          <mi>P</mi>
          <mo stretchy="false">⃗</mo>
        </mover>
        <mo stretchy="false">+</mo>
        <msup>
          <mrow>
            <mover accent="true">
              <mi>p</mi>
              <mo stretchy="false">⃗</mo>
            </mover>
          </mrow>
          <mrow>
            <mi>'</mi>
          </mrow>
        </msup>
      </mrow>
    </mrow>
    <annotation encoding="StarMath 5.0">vec p = sum from{i} m_{i} (vec V + {vec v_{i}}^{'}) ~=~
M vec V + sum from{i} m_{i} {vec v_{i}}^{'} ~=~
vec P + {vec p}^{'}</annotation>
  </semantics>
</math>
</file>